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122cm"/>
    </style:style>
    <style:style style:name="co4" style:family="table-column">
      <style:table-column-properties fo:break-before="auto" style:column-width="7.5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cf8d0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75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0">
      <style:table-cell-properties style:diagonal-bl-tr="none" style:diagonal-tl-br="none" style:text-align-source="value-type" style:repeat-content="false" fo:wrap-option="no-wrap" fo:border="0.026cm solid #000000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Compan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urname</text:p>
          </table:table-cell>
          <table:table-cell table:style-name="ce1" office:value-type="string">
            <text:p>Position</text:p>
          </table:table-cell>
          <table:table-cell table:style-name="ce2" office:value-type="string">
            <text:p>Domain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Linkedin</text:p>
          </table:table-cell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2" office:value-type="string">
            <text:p><text:a xlink:href="http://de.shein.com/">shein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2" office:value-type="string">
            <text:p><text:a xlink:href="https://corporate.evonik.com/">evonik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0815.eu">0815.eu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1und1-drillisch.de/">1und1-drillisch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21run.com">21run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abelssoft.de">abelssof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aeroreport.de/">aerorepor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albamoda.de">albamod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aldi-sued.de/">aldi-sued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allnatura.de">allnatur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alnatura-shop.de">alnatura-shop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angelsport.de">angelspor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ankerkraut.de">ankerkrau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apmex.com">apmex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apo-rot.de/">apo-ro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arduino.cc">arduino.cc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atp-autoteile.de/de">atp-autoteil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office:value-type="string">
            <text:p>Auragentum</text:p>
          </table:table-cell>
          <table:table-cell table:style-name="ce1" office:value-type="string">
            <text:p>Franz </text:p>
          </table:table-cell>
          <table:table-cell table:style-name="ce1" office:value-type="string">
            <text:p>Rauch</text:p>
          </table:table-cell>
          <table:table-cell table:style-name="ce1" office:value-type="string">
            <text:p>Trader / Precious</text:p>
          </table:table-cell>
          <table:table-cell table:style-name="ce4" office:value-type="string">
            <text:p><text:a xlink:href="https://auragentum.de/">auragentum.de</text:a></text:p>
          </table:table-cell>
          <table:table-cell table:style-name="ce1" office:value-type="string">
            <text:p>f.llius@medikamente-per-klick.de</text:p>
          </table:table-cell>
          <table:table-cell table:style-name="ce6" office:value-type="string">
            <text:p><text:a xlink:href="https://www.linkedin.com/in/franz-rauch-90234426/">https://www.linkedin.com/in/franz-rauch-90234426/</text:a></text:p>
          </table:table-cell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auragentum.de/">auragentum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aureliusinvest.com/">aureliusinvest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aurubis.com/">aurubis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autoteiledirekt.de">autoteiledirek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aby-walz.de">baby-walz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ecommercedb.com/en/store/babyartikel.de">babyartikel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://www.bader.de/">bad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bandel-online.de">bandel-onlin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anneke.com">banneke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beamershop24.de">beamershop24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eck-shop.de">beck-shop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egadi.com">begadi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bela.de/">bela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elvini.de">belvini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bernstein-badshop.de">bernstein-badshop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bike-components.de">bike-component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ike-discount.de">bike-discoun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bilfinger.com/en/">bilfinger.comen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itiba.de">bitiba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odendirect.de">bodendirec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ofrost.de">bofros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ose.de">bos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rogle.de">brogl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ruegelmann.de">bruegelmann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tn-muenzen.de">btn-muenzen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uch24.de">buch24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uchkatalog.de">buchkatalog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buenting.de/">buenting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bueromarkt-ag.de">bueromarkt-ag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ueroshop24.de">bueroshop24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uhl.de">buhl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buttinette.com">buttinette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bw-online-shop.com">bw-online-shop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calumetphoto.de">calumetphoto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campingwagner.de">campingwagner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campz.de">campz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casando.de/">casando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cduniverse.com">cduniverse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cecil.de">cecil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ceconomy.de/">ceconomy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chronext.de">chronex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clos19.com">clos19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cnouch.de">cnouch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connox.de">connox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continental.com/">continental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crazy-factory.com">crazy-factory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www.daenischesbettenlager.de/">daenischesbettenlag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dampfdorado.de">dampfdorado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das-babyland.de">das-babyland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deinetorte.de">deinetort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depot-online.com">depot-online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deutsche-boerse.com/">deutsche-boerse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deutschesee.de">deutschese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deutz-fahr.com/">deutz-fahr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digitalo.de">digitalo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dildoking.de">dildoking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dohle.de/de">dohl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dolce-gusto.de">dolce-gusto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drankdozijn.de">drankdozijn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dress-for-less.de">dress-for-les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druckerzubehoer.de">druckerzubehoer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durr.com/">durr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durstexpress.de">durstexpres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easynotebooks.de">easynotebook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ebook.de">ebook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ebrosia.de">ebrosi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edeka.de/">edek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edeka24.de">edeka24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egle.de">egl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eis.de">ei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electronicpartner.com/">electronicpartner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elektro-wandelt.de">elektro-wandel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elektroshopwagner.de">elektroshopwagn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elv.de">elv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emz.de/">emz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erwinmueller.com">erwinmueller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eschuhe.de">eschuh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u.puma.com/">eu.puma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exxpozed.de">exxpozed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fahrrad.de">fahrrad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famila-nordost.de/">famila-nordos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fashionette.de">fashionett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felgenshop.de">felgenshop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feneberg.de/">feneberg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fischers-fritze.com">fischers-fritze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fitbit.com">fitbit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flaschenpost.de">flaschenpos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fotokoch.de">fotokoch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frankonia.de">frankoni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fraport.com/">fraport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fuchs.com/">fuchs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future-x.de">future-x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galeria-kaufhof.de">galeria-kaufhof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amesonly.at">gamesonly.at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ameware.at">gameware.at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amingoase.de">gamingoas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garten-und-freizeit.de">garten-und-freizei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data.de">gdata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gea.com/">gea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gearbest.com/">gearbest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gebrueder-goetz.de">gebrueder-goetz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efro.de">gefro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eomix.de">geomix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lamira.de">glamir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oertz.de">goertz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gourmetfleisch.de">gourmetfleisch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grammer.com/">grammer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rin.com">grin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gute-weine.de">gute-wein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://hamberger-cc.de/">hamberger-cc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hamberger.com/">hamberger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handelshof.de/">handelshof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handyhuellen.de">handyhuellen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hannover-rueck.de/">hannover-rueck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hapag-lloyd.com/">hapag-lloyd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haufe.de">hauf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hausarbeiten.de">hausarbeiten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hawesko.de">hawesko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heidelberg.com/">heidelberg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herder.de">herder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ecommercedb.com/en/store/heubach-edelmetalle.de">heubach-edelmetall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hihonor.com">hihonor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hit.de/">hi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hochtief.de/">hochtief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holzkern.com">holzkern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www.hornbach-holding.de/">hornbach-holding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hutshopping.de">hutshopping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impressionen.de">impressionen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imwalking.de">imwalking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acques.de">jacque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agd.de">jagd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alousiescout.de">jalousiescou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dsports.de">jdsport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okers.de">joker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ollyroom.de">jollyroom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pc.de">jpc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ungborn.de">jungborn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justspices.de">justspice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kabeldeutschland.com/">kabeldeutschland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aercher.com">kaercher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kaeser.de/">kaes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arstadt.de">karstad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idsroom.de">kidsroom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kik.de/">kik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://klaas-und-kock.de/">klaas-und-kock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klaas.com/de/">klaas.com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larstein.de">klarstein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kloeckner.com/">kloeckner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obo.com">kobo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offer-arena.de">koffer-aren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offer-direkt.de">koffer-direk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offerprofi.de">kofferprofi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kpluss.com/">kpluss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raemer.de">kraem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krones.com/">krones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kuka.com/">kuka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kupplung.de">kupplung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landsend.de/">landsend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lanxess.com/">lanxess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leebmann24.de">leebmann24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lego.com">lego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lieferello.de">lieferello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lindt.de">lind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loesdau.de">loesdau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luening.de/">luening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a-shops.de">ma-shop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adeleine.de">madelein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mainova.de/">mainova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arkenkoffer.de">markenkoffer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ecommercedb.com/en/store/mars-media-elektronik.de">mars-media-elektronik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assivum.de">massivum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dm.de">mdm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ecommercedb.com/en/store/medikamente-per-klick.de">medikamente-per-klick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medimops.de/">medimop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ecommercedb.com/en/store/meinenamenskette.com">meinenamenskette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einfoto.de">meinfoto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einxxl.de">meinxxl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://www.metro-gruppe.de/">metro-grupp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metroag.de/">metroag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migros-shop.de/">migros-shop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mindfactory.de/">mindfactory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ister-auto.de">mister-auto.de</text:a>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1" office:value-type="string">
            <text:p>mixmarkt.e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oebelplus.de">moebelplu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oemax.de">moemax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mueller.de/">muell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uenzkontor.de">muenzkontor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usicnotes.com">musicnotes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mvv.de/de/">mvv.de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yprotein.com">myprotein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yspirits.eu">myspirits.eu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mytime.de">mytim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netto-online.de/">netto-onlin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news.innogy.com/">news.innogy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nintendo.de">nintendo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://notebooksbillinger.de/">notebooksbilling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nuernberger.de/">nuernberg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obelink.de">obelink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office-partner.de">office-partn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oneplus.com">oneplus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orion.de">orion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osram-group.com/">osram-group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outfitter.de">outfitt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anasonic.com">panasonic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penny.de/">penny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kwteile.de">pkwteil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laymobil.de">playmobil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oetschke.de">poetschk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ollin.de">pollin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orta.de">port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rindo.de">prindo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rintplanet.de">printplane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roaurum.de">proaurum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puzzle.de">puzzl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ecommercedb.com/en/store/ravensberger-matratzen.de">ravensberger-matratzen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ravensburger.de">ravensburger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reebok.de">reebok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reifen.com">reifen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office:value-type="string">
            <text:p>Reifen</text:p>
          </table:table-cell>
          <table:table-cell table:style-name="ce1" office:value-type="string">
            <text:p>Jens</text:p>
          </table:table-cell>
          <table:table-cell table:style-name="ce1" office:value-type="string">
            <text:p>Hofmann</text:p>
          </table:table-cell>
          <table:table-cell table:style-name="ce1" office:value-type="string">
            <text:p>Marketing Nerd</text:p>
          </table:table-cell>
          <table:table-cell table:style-name="ce4" office:value-type="string">
            <text:p><text:a xlink:href="https://www.reifendirekt.de/">reifendirekt.de</text:a></text:p>
          </table:table-cell>
          <table:table-cell table:style-name="ce1"/>
          <table:table-cell table:style-name="ce6" office:value-type="string">
            <text:p><text:a xlink:href="https://www.linkedin.com/in/jens-j-hofmann/">https://www.linkedin.com/in/jens-j-hofmann/</text:a></text:p>
          </table:table-cell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reifendirekt.de/">reifendirek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reno.de">reno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reppa.de">reppa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www.rheinmetall-defence.com/">rheinmetall-defence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rheinwerk-verlag.de">rheinwerk-verlag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roastmarket.de">roastmarke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rosebikes.de">rosebike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rumundco.de">rumundco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salzgitter-ag.com/">salzgitter-ag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arenza.de">sarenz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schaeffler.de/">schaeffl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chlafwelt.de">schlafwel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chuhcenter.de">schuhcent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chuhe.de">schuh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schuhe24.de/">schuhe24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schwab.de/">schwab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://www.schwarz-gruppe.net/">schwarz-gruppe.net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heego.de">sheego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hein.com">shein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shop.apotal.de/">shop.apotal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://shop.degussa-goldhandel.de/">shop.degussa-goldhandel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hop24direct.de">shop24direct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www.siemens-healthineers.com/">siemens-healthineers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odastream.de">sodastream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solar-distribution.baywa-re.de/">solar-distribution.baywa-r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spar-international.com/">spar-expres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spiele-offensive.de">spiele-offensiv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portspar.de">sportspar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stada.com/">stada.com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teuertipps.de">steuertipp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treet-one.de">street-on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stroetmann.de/">stroetmann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suedzucker.de/">suedzuck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vh24.de">svh24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swarovski.com">swarovski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symrise.com/">symrise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talanx.com/">talanx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7" office:value-type="string">
            <text:p><text:a xlink:href="https://ecommercedb.com/en/store/tamaris.com">tamaris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taschenkaufhaus.de">taschenkaufhau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tegut.com/">tegut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thejewellershop.com">thejewellershop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thieme.de">thiem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thomas-philipps.de">thomas-philipp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tinte24.de">tinte24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tme.eu/">tme.eu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tonies.de">tonie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toom.de/">toom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topvintage.de">topvintag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toysrus.de">toysru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truck.man.eu/">truck.man.eu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tui.com/">tui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uhrcenter.de">uhrcent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uhrzeit.org">uhrzeit.org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ullapopken.de">ullapopken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v-markt.de/">v-mark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vamos-schuhe.de">vamos-schuh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vbs-hobby.com">vbs-hobby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vertbaudet.de">vertbaude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vicampo.de">vicampo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vivobarefoot.de">vivobarefoot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voelkner.de/">voelkn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voltus.de">voltu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wacker.com/">wacker.com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waschbaer.de">waschbaer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asgau-ag.de/">wasgau-ag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weinfreunde.de">weinfreund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wenz.de">wenz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BabyOne GmbH</text:p>
          </table:table-cell>
          <table:table-cell table:style-name="ce1" office:value-type="string">
            <text:p>Sabrina</text:p>
          </table:table-cell>
          <table:table-cell table:style-name="ce1" office:value-type="string">
            <text:p>Kintscher</text:p>
          </table:table-cell>
          <table:table-cell table:style-name="ce1" office:value-type="string">
            <text:p>Kauffrau im Eizelhandel</text:p>
          </table:table-cell>
          <table:table-cell table:style-name="ce2" office:value-type="string">
            <text:p><text:a xlink:href="http://babyone.de/">babyone.de</text:a></text:p>
          </table:table-cell>
          <table:table-cell table:style-name="ce2" office:value-type="string">
            <text:p><text:a xlink:href="mailto:kintscher@babyone.de">kintscher@babyone.de</text:a></text:p>
          </table:table-cell>
          <table:table-cell table:style-name="ce6" office:value-type="string">
            <text:p><text:a xlink:href="https://www.linkedin.com/sales/people/ACwAABf27bUBz70LhoKGUWGSyYaW79jMIYl5IFs,OUT_OF_NETWORK,70XE?_ntb=D1AJqk7%2BSGuqwC%2BodrfG4Q%3D%3D">https://www.linkedin.com/sales/people/ACwAABf27bUBz70LhoKGUWGSyYaW79jMIYl5IFs,OUT_OF_NETWORK,70XE?_ntb=D1AJqk7%2BSGuqwC%2BodrfG4Q%3D%3D</text:a></text:p>
          </table:table-cell>
          <table:table-cell table:style-name="ce3"/>
          <table:table-cell table:style-name="ce2" office:value-type="string">
            <text:p><text:a xlink:href="http://babyone.de/">babyone</text:a></text:p>
          </table:table-cell>
          <table:table-cell table:style-name="ce1" office:value-type="string">
            <text:p>BabyOne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BabyOne GmbH</text:p>
          </table:table-cell>
          <table:table-cell table:style-name="ce1" office:value-type="string">
            <text:p>Teltow</text:p>
          </table:table-cell>
          <table:table-cell table:style-name="ce1" office:value-type="string">
            <text:p>BabyOne</text:p>
          </table:table-cell>
          <table:table-cell table:style-name="ce1" office:value-type="string">
            <text:p>Einzelhändler</text:p>
          </table:table-cell>
          <table:table-cell table:style-name="ce2" office:value-type="string">
            <text:p><text:a xlink:href="http://babyone.de/">babyone.de</text:a></text:p>
          </table:table-cell>
          <table:table-cell table:style-name="ce2" office:value-type="string">
            <text:p><text:a xlink:href="mailto:teltowbabyone@babyone.de">teltowbabyone@babyone.de</text:a></text:p>
          </table:table-cell>
          <table:table-cell table:style-name="ce6" office:value-type="string">
            <text:p><text:a xlink:href="https://www.linkedin.com/sales/people/ACwAACGd-LwBOLpu_yUfNFu7Dg8AvzpLPRfk1A4,OUT_OF_NETWORK,TlNQ?_ntb=E3Z9ujCdQTSUSzbhE3oZ0Q%3D%3D">https://www.linkedin.com/sales/people/ACwAACGd-LwBOLpu_yUfNFu7Dg8AvzpLPRfk1A4,OUT_OF_NETWORK,TlNQ?_ntb=E3Z9ujCdQTSUSzbhE3oZ0Q%3D%3D</text:a></text:p>
          </table:table-cell>
          <table:table-cell table:style-name="ce3"/>
          <table:table-cell table:style-name="ce2" office:value-type="string">
            <text:p><text:a xlink:href="http://babyone.de/">babyone</text:a></text:p>
          </table:table-cell>
          <table:table-cell table:style-name="ce1" office:value-type="string">
            <text:p>BabyOne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Baldur-Garten</text:p>
          </table:table-cell>
          <table:table-cell table:style-name="ce1" office:value-type="string">
            <text:p>Simon</text:p>
          </table:table-cell>
          <table:table-cell table:style-name="ce1" office:value-type="string">
            <text:p>Salmeri</text:p>
          </table:table-cell>
          <table:table-cell table:style-name="ce1" office:value-type="string">
            <text:p>Teamleiter Plattformentwicklung</text:p>
          </table:table-cell>
          <table:table-cell table:style-name="ce1" office:value-type="string">
            <text:p>baldur-garten.de</text:p>
          </table:table-cell>
          <table:table-cell table:style-name="ce3" office:value-type="string">
            <text:p>simon.salmeri@baldur-garten.de</text:p>
          </table:table-cell>
          <table:table-cell table:style-name="ce3" table:number-columns-repeated="2"/>
          <table:table-cell table:style-name="ce1" office:value-type="string">
            <text:p>baldur-garten</text:p>
          </table:table-cell>
          <table:table-cell table:style-name="ce1" office:value-type="string">
            <text:p>Baldur-Garten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BALDUR-Garten GmbH</text:p>
          </table:table-cell>
          <table:table-cell table:style-name="ce1" office:value-type="string">
            <text:p>Gunnar</text:p>
          </table:table-cell>
          <table:table-cell table:style-name="ce1" office:value-type="string">
            <text:p>Matthes</text:p>
          </table:table-cell>
          <table:table-cell table:style-name="ce1" office:value-type="string">
            <text:p>Geschäftsführer</text:p>
          </table:table-cell>
          <table:table-cell table:style-name="ce2" office:value-type="string">
            <text:p><text:a xlink:href="http://baldur-garten.de/">baldur-garten.de</text:a></text:p>
          </table:table-cell>
          <table:table-cell table:style-name="ce2" office:value-type="string">
            <text:p><text:a xlink:href="mailto:g.matthes@baldur-garten.de">g.matthes@baldur-garten.de</text:a></text:p>
          </table:table-cell>
          <table:table-cell table:style-name="ce6" office:value-type="string">
            <text:p><text:a xlink:href="https://www.linkedin.com/sales/people/ACwAACDew4ABn1KYzNbd3trYSbbclST31VT-Ii0,NAME_SEARCH,zXJr?_ntb=D1AJqk7%2BSGuqwC%2BodrfG4Q%3D%3D">https://www.linkedin.com/sales/people/ACwAACDew4ABn1KYzNbd3trYSbbclST31VT-Ii0,NAME_SEARCH,zXJr?_ntb=D1AJqk7%2BSGuqwC%2BodrfG4Q%3D%3D</text:a></text:p>
          </table:table-cell>
          <table:table-cell table:style-name="ce3"/>
          <table:table-cell table:style-name="ce2" office:value-type="string">
            <text:p><text:a xlink:href="http://baldur-garten.de/">baldur-garten</text:a></text:p>
          </table:table-cell>
          <table:table-cell table:style-name="ce3" office:value-type="string">
            <text:p>BALDUR-Garten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Bauhaus</text:p>
          </table:table-cell>
          <table:table-cell table:style-name="ce1" office:value-type="string">
            <text:p>Johannes</text:p>
          </table:table-cell>
          <table:table-cell table:style-name="ce1" office:value-type="string">
            <text:p>Wechsler</text:p>
          </table:table-cell>
          <table:table-cell table:style-name="ce1" office:value-type="string">
            <text:p>Leader E-Business (Chief Digital Officer)</text:p>
          </table:table-cell>
          <table:table-cell table:style-name="ce2" office:value-type="string">
            <text:p><text:a xlink:href="http://bauhaus.dk/">bauhaus.info</text:a></text:p>
          </table:table-cell>
          <table:table-cell table:style-name="ce6" office:value-type="string">
            <text:p><text:a xlink:href="mailto:noelle@bauhaus.dk">Johannes@bauhaus.info</text:a></text:p>
          </table:table-cell>
          <table:table-cell table:style-name="ce1" table:number-columns-repeated="3"/>
          <table:table-cell table:style-name="ce1" office:value-type="string">
            <text:p>BAUHAU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BELViNi</text:p>
          </table:table-cell>
          <table:table-cell table:style-name="ce1" office:value-type="string">
            <text:p>Firat</text:p>
          </table:table-cell>
          <table:table-cell table:style-name="ce1" office:value-type="string">
            <text:p>Palavar</text:p>
          </table:table-cell>
          <table:table-cell table:style-name="ce3" office:value-type="string">
            <text:p>Head Of Marketing</text:p>
          </table:table-cell>
          <table:table-cell table:style-name="ce2" office:value-type="string">
            <text:p><text:a xlink:href="https://www.belvini.de/">belvini.de</text:a></text:p>
          </table:table-cell>
          <table:table-cell table:style-name="ce9"/>
          <table:table-cell table:style-name="ce3"/>
          <table:table-cell table:style-name="ce1" table:number-columns-repeated="2"/>
          <table:table-cell table:style-name="ce1" office:value-type="string">
            <text:p>BELViNi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2" office:value-type="string">
            <text:p><text:a xlink:href="http://bergfreunde.de/">Bergfreunde.de</text:a></text:p>
          </table:table-cell>
          <table:table-cell table:style-name="ce1" office:value-type="string">
            <text:p>Casjen</text:p>
          </table:table-cell>
          <table:table-cell table:style-name="ce1" office:value-type="string">
            <text:p>Klosterhuis</text:p>
          </table:table-cell>
          <table:table-cell table:style-name="ce1" office:value-type="string">
            <text:p>Head Of Content</text:p>
          </table:table-cell>
          <table:table-cell table:style-name="ce2" office:value-type="string">
            <text:p><text:a xlink:href="http://bergfreunde.de/">bergfreunde.de</text:a></text:p>
          </table:table-cell>
          <table:table-cell table:style-name="ce2" office:value-type="string">
            <text:p><text:a xlink:href="mailto:casjen@bergfreunde.de">casjen@bergfreunde.de</text:a></text:p>
          </table:table-cell>
          <table:table-cell table:style-name="ce2" office:value-type="string">
            <text:p><text:a xlink:href="https://www.linkedin.com/sales/people/ACwAAAkdA-oBR7viqp7RpPU98u8e6xThJzkXb70,NAME_SEARCH,pWT1?_ntb=D1AJqk7%2BSGuqwC%2BodrfG4Q%3D%3D">https://www.linkedin.com/sales/people/ACwAAAkdA-oBR7viqp7RpPU98u8e6xThJzkXb70,NAME_SEARCH,pWT1?_ntb=D1AJqk7%2BSGuqwC%2BodrfG4Q%3D%3D</text:a></text:p>
          </table:table-cell>
          <table:table-cell table:style-name="ce2"/>
          <table:table-cell table:style-name="ce2" office:value-type="string">
            <text:p><text:a xlink:href="http://bergfreunde.de/">bergfreunde</text:a></text:p>
          </table:table-cell>
          <table:table-cell table:style-name="ce2" office:value-type="string">
            <text:p><text:a xlink:href="http://bergfreunde.de/">Bergfreunde.de</text:a></text:p>
          </table:table-cell>
          <table:table-cell table:style-name="ce2" table:number-columns-repeated="17"/>
          <table:table-cell table:style-name="ce1" table:number-columns-repeated="10"/>
          <table:table-cell table:number-columns-repeated="987"/>
        </table:table-row>
        <table:table-row table:style-name="ro2">
          <table:table-cell table:style-name="ce1" office:value-type="string">
            <text:p>Bergzeit</text:p>
          </table:table-cell>
          <table:table-cell table:style-name="ce1" office:value-type="string">
            <text:p>Christopher</text:p>
          </table:table-cell>
          <table:table-cell table:style-name="ce1" office:value-type="string">
            <text:p>Gutknecht</text:p>
          </table:table-cell>
          <table:table-cell table:style-name="ce1" office:value-type="string">
            <text:p>Head of Acquisition &amp; Optimization</text:p>
          </table:table-cell>
          <table:table-cell table:style-name="ce2" office:value-type="string">
            <text:p><text:a xlink:href="http://bergzeit.de/">bergzeit.de</text:a></text:p>
          </table:table-cell>
          <table:table-cell table:style-name="ce6" office:value-type="string">
            <text:p><text:a xlink:href="mailto:sara.hallbauer@bergzeit.de">Christopher.Gutknecht@bergzeit.de</text:a></text:p>
          </table:table-cell>
          <table:table-cell table:style-name="ce3"/>
          <table:table-cell table:style-name="ce1" table:number-columns-repeated="2"/>
          <table:table-cell table:style-name="ce1" office:value-type="string">
            <text:p>Bergzeit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BESTSELLER</text:p>
          </table:table-cell>
          <table:table-cell table:style-name="ce1" office:value-type="string">
            <text:p>Erol</text:p>
          </table:table-cell>
          <table:table-cell table:style-name="ce1" office:value-type="string">
            <text:p>Kaynar</text:p>
          </table:table-cell>
          <table:table-cell table:style-name="ce1" office:value-type="string">
            <text:p>Area Manager</text:p>
          </table:table-cell>
          <table:table-cell table:style-name="ce1" office:value-type="string">
            <text:p>bestseller.com</text:p>
          </table:table-cell>
          <table:table-cell table:style-name="ce3" office:value-type="string">
            <text:p>erol.kaynar@bestseller.com</text:p>
          </table:table-cell>
          <table:table-cell table:style-name="ce1"/>
          <table:table-cell table:style-name="ce1" office:value-type="string">
            <text:p>BESTSELLER</text:p>
          </table:table-cell>
          <table:table-cell table:style-name="ce1" office:value-type="string">
            <text:p>bestseller</text:p>
          </table:table-cell>
          <table:table-cell table:style-name="ce11" table:formula="of:=iferror(VLOOKUP([.H314];all!j:j;1;0);1)" office:value-type="float" office:value="0">
            <text:p>#NAME?</text:p>
          </table:table-cell>
          <table:table-cell table:style-name="ce2" table:formula="of:=iferror(VLOOKUP([.I314];all!i:i;1;0);1)" office:value-type="float" office:value="0">
            <text:p>#NAME?</text:p>
          </table:table-cell>
          <table:table-cell table:style-name="ce2" table:formula="of:=iferror(VLOOKUP([.E314];all!e:e;1;0);1)" office:value-type="float" office:value="0">
            <text:p>#NAME?</text:p>
          </table:table-cell>
          <table:table-cell table:style-name="ce1" table:number-columns-repeated="25"/>
          <table:table-cell table:number-columns-repeated="987"/>
        </table:table-row>
        <table:table-row table:style-name="ro2">
          <table:table-cell table:style-name="ce1" office:value-type="string">
            <text:p>Brenntag</text:p>
          </table:table-cell>
          <table:table-cell table:style-name="ce1" office:value-type="string">
            <text:p>Gerrit</text:p>
          </table:table-cell>
          <table:table-cell table:style-name="ce1" office:value-type="string">
            <text:p>Rosshoff</text:p>
          </table:table-cell>
          <table:table-cell table:style-name="ce1" office:value-type="string">
            <text:p>Head of Corporate IT Client Support DACH</text:p>
          </table:table-cell>
          <table:table-cell table:style-name="ce2" office:value-type="string">
            <text:p><text:a xlink:href="http://brenntag.com/">brenntag.com</text:a></text:p>
          </table:table-cell>
          <table:table-cell table:style-name="ce1" office:value-type="string">
            <text:p>grosshoff@brenntag.com</text:p>
          </table:table-cell>
          <table:table-cell table:style-name="ce6" office:value-type="string">
            <text:p><text:a xlink:href="https://www.linkedin.com/sales/people/ACwAAB5hZhIBRoDEqC4Nkg-eWpLOpyjy8LnPPc0,NAME_SEARCH,jvzu?_ntb=9pUTUsA8SAWjQun64NAcrw%3D%3D">https://www.linkedin.com/sales/people/ACwAAB5hZhIBRoDEqC4Nkg-eWpLOpyjy8LnPPc0,NAME_SEARCH,jvzu?_ntb=9pUTUsA8SAWjQun64NAcrw%3D%3D</text:a></text:p>
          </table:table-cell>
          <table:table-cell table:style-name="ce1"/>
          <table:table-cell table:style-name="ce2" office:value-type="string">
            <text:p><text:a xlink:href="http://brenntag.com/">brenntag</text:a></text:p>
          </table:table-cell>
          <table:table-cell table:style-name="ce1" office:value-type="string">
            <text:p>Brenntag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Bringmeister GmbH</text:p>
          </table:table-cell>
          <table:table-cell table:style-name="ce1" office:value-type="string">
            <text:p>Benjamin</text:p>
          </table:table-cell>
          <table:table-cell table:style-name="ce1" office:value-type="string">
            <text:p>Schilbach</text:p>
          </table:table-cell>
          <table:table-cell table:style-name="ce1" office:value-type="string">
            <text:p>Director Technology</text:p>
          </table:table-cell>
          <table:table-cell table:style-name="ce1" office:value-type="string">
            <text:p>bringmeister.de</text:p>
          </table:table-cell>
          <table:table-cell table:style-name="ce3" office:value-type="string">
            <text:p>benjamin.schilbach@bringmeister.de</text:p>
          </table:table-cell>
          <table:table-cell table:style-name="ce3"/>
          <table:table-cell table:style-name="ce1"/>
          <table:table-cell table:style-name="ce1" office:value-type="string">
            <text:p>bringmeister</text:p>
          </table:table-cell>
          <table:table-cell table:style-name="ce1" office:value-type="string">
            <text:p>Bringmeister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Bringmeister GmbH</text:p>
          </table:table-cell>
          <table:table-cell table:style-name="ce1" office:value-type="string">
            <text:p>Tade</text:p>
          </table:table-cell>
          <table:table-cell table:style-name="ce1" office:value-type="string">
            <text:p>Peters</text:p>
          </table:table-cell>
          <table:table-cell table:style-name="ce1"/>
          <table:table-cell table:style-name="ce1" office:value-type="string">
            <text:p>bringmeister.de</text:p>
          </table:table-cell>
          <table:table-cell table:style-name="ce3" office:value-type="string">
            <text:p>tade.peters@bringmeister.de</text:p>
          </table:table-cell>
          <table:table-cell table:style-name="ce1" table:number-columns-repeated="2"/>
          <table:table-cell table:style-name="ce1" office:value-type="string">
            <text:p>bringmeister</text:p>
          </table:table-cell>
          <table:table-cell table:style-name="ce1" office:value-type="string">
            <text:p>Bringmeister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Budnikowsky</text:p>
          </table:table-cell>
          <table:table-cell table:style-name="ce1" office:value-type="string">
            <text:p>Nicole</text:p>
          </table:table-cell>
          <table:table-cell table:style-name="ce1" office:value-type="string">
            <text:p>Buchberger</text:p>
          </table:table-cell>
          <table:table-cell table:style-name="ce1" office:value-type="string">
            <text:p>Category Manager</text:p>
          </table:table-cell>
          <table:table-cell table:style-name="ce2" office:value-type="string">
            <text:p><text:a xlink:href="http://budni.de/">budni.de</text:a></text:p>
          </table:table-cell>
          <table:table-cell table:style-name="ce2" office:value-type="string">
            <text:p><text:a xlink:href="mailto:nicole.buchberger@budni.de">nicole.buchberger@budni.de</text:a></text:p>
          </table:table-cell>
          <table:table-cell table:style-name="ce2" office:value-type="string">
            <text:p><text:a xlink:href="https://www.linkedin.com/sales/people/ACwAAB4t9gUBRpjcmPKe9oH1P_Yt4qSmkSXQvks,NAME_SEARCH,KmVp?_ntb=E3Z9ujCdQTSUSzbhE3oZ0Q%3D%3D">https://www.linkedin.com/sales/people/ACwAAB4t9gUBRpjcmPKe9oH1P_Yt4qSmkSXQvks,NAME_SEARCH,KmVp?_ntb=E3Z9ujCdQTSUSzbhE3oZ0Q%3D%3D</text:a></text:p>
          </table:table-cell>
          <table:table-cell table:style-name="ce1"/>
          <table:table-cell table:style-name="ce2" office:value-type="string">
            <text:p><text:a xlink:href="http://budni.de/">budni</text:a></text:p>
          </table:table-cell>
          <table:table-cell table:style-name="ce1" office:value-type="string">
            <text:p>Budnikowsky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Budnikowsky</text:p>
          </table:table-cell>
          <table:table-cell table:style-name="ce1" office:value-type="string">
            <text:p>Nicole</text:p>
          </table:table-cell>
          <table:table-cell table:style-name="ce1" office:value-type="string">
            <text:p>Buchberger</text:p>
          </table:table-cell>
          <table:table-cell table:style-name="ce1" office:value-type="string">
            <text:p>Category Manager</text:p>
          </table:table-cell>
          <table:table-cell table:style-name="ce2" office:value-type="string">
            <text:p><text:a xlink:href="http://budni.de/">budni.de</text:a></text:p>
          </table:table-cell>
          <table:table-cell table:style-name="ce2" office:value-type="string">
            <text:p><text:a xlink:href="mailto:nicole.buchberger@budni.de">nicole.buchberger@budni.de</text:a></text:p>
          </table:table-cell>
          <table:table-cell table:style-name="ce2" office:value-type="string">
            <text:p><text:a xlink:href="https://www.linkedin.com/sales/profile/ACwAAB4t9gUBRpjcmPKe9oH1P_Yt4qSmkSXQvks,NAME_SEARCH,KmVp">https://www.linkedin.com/sales/profile/ACwAAB4t9gUBRpjcmPKe9oH1P_Yt4qSmkSXQvks,NAME_SEARCH,KmVp</text:a></text:p>
          </table:table-cell>
          <table:table-cell table:style-name="ce1"/>
          <table:table-cell table:style-name="ce2" office:value-type="string">
            <text:p><text:a xlink:href="http://budni.de/">budni</text:a></text:p>
          </table:table-cell>
          <table:table-cell table:style-name="ce1" office:value-type="string">
            <text:p>Budnikowsky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buecher.de GmbH &amp; Co. KG</text:p>
          </table:table-cell>
          <table:table-cell table:style-name="ce1" office:value-type="string">
            <text:p>Günter</text:p>
          </table:table-cell>
          <table:table-cell table:style-name="ce1" office:value-type="string">
            <text:p>E. Hilger</text:p>
          </table:table-cell>
          <table:table-cell table:style-name="ce1" office:value-type="string">
            <text:p>Geschäftsführung</text:p>
          </table:table-cell>
          <table:table-cell table:style-name="ce2" office:value-type="string">
            <text:p><text:a xlink:href="http://buecher.de/">buecher.de</text:a></text:p>
          </table:table-cell>
          <table:table-cell table:style-name="ce1" office:value-type="string">
            <text:p>gunter.e@buecher.de</text:p>
          </table:table-cell>
          <table:table-cell table:style-name="ce2" office:value-type="string">
            <text:p><text:a xlink:href="https://www.linkedin.com/sales/people/ACwAAASbKZ8BSexhzhbTb-65KKHJGq-UeGK5LpI,NAME_SEARCH,0FV0?_ntb=fWV1xHfMQPWCgbBZKKpWrw%3D%3D">https://www.linkedin.com/sales/people/ACwAAASbKZ8BSexhzhbTb-65KKHJGq-UeGK5LpI,NAME_SEARCH,0FV0?_ntb=fWV1xHfMQPWCgbBZKKpWrw%3D%3D</text:a></text:p>
          </table:table-cell>
          <table:table-cell table:style-name="ce1"/>
          <table:table-cell table:style-name="ce2" office:value-type="string">
            <text:p><text:a xlink:href="http://buecher.de/">buecher</text:a></text:p>
          </table:table-cell>
          <table:table-cell table:style-name="ce1" office:value-type="string">
            <text:p>buecher.de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Coffee Circle</text:p>
          </table:table-cell>
          <table:table-cell table:style-name="ce1" office:value-type="string">
            <text:p>Juliette</text:p>
          </table:table-cell>
          <table:table-cell table:style-name="ce1" office:value-type="string">
            <text:p>Marquès</text:p>
          </table:table-cell>
          <table:table-cell table:style-name="ce1" office:value-type="string">
            <text:p>eCommerce Manager</text:p>
          </table:table-cell>
          <table:table-cell table:style-name="ce1" office:value-type="string">
            <text:p>coffeecircle.com</text:p>
          </table:table-cell>
          <table:table-cell table:style-name="ce3" office:value-type="string">
            <text:p>juliette@coffeecircle.com</text:p>
          </table:table-cell>
          <table:table-cell table:style-name="ce1" table:number-columns-repeated="2"/>
          <table:table-cell table:style-name="ce1" office:value-type="string">
            <text:p>coffeecircle</text:p>
          </table:table-cell>
          <table:table-cell table:style-name="ce1" office:value-type="string">
            <text:p>Café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McKesson AG</text:p>
          </table:table-cell>
          <table:table-cell table:style-name="ce1" office:value-type="string">
            <text:p>Julie</text:p>
          </table:table-cell>
          <table:table-cell table:style-name="ce1" office:value-type="string">
            <text:p>CHEN</text:p>
          </table:table-cell>
          <table:table-cell table:style-name="ce1" office:value-type="string">
            <text:p>SAP Project Quality Assurance / IT Audit Manager</text:p>
          </table:table-cell>
          <table:table-cell table:style-name="ce6" office:value-type="string">
            <text:p><text:a xlink:href="http://mckesson.eu/">mckesson.eu</text:a></text:p>
          </table:table-cell>
          <table:table-cell table:style-name="ce2" office:value-type="string">
            <text:p><text:a xlink:href="mailto:julie.chen@mckesson.eu">julie.chen@mckesson.eu</text:a></text:p>
          </table:table-cell>
          <table:table-cell table:style-name="ce6" office:value-type="string">
            <text:p><text:a xlink:href="https://www.linkedin.com/sales/people/ACwAAA02XDQBMBf769mm8AhOvVbtPe-tpMMUhEQ,NAME_SEARCH,SA4j?_ntb=D1AJqk7%2BSGuqwC%2BodrfG4Q%3D%3D">https://www.linkedin.com/sales/people/ACwAAA02XDQBMBf769mm8AhOvVbtPe-tpMMUhEQ,NAME_SEARCH,SA4j?_ntb=D1AJqk7%2BSGuqwC%2BodrfG4Q%3D%3D</text:a></text:p>
          </table:table-cell>
          <table:table-cell table:style-name="ce1"/>
          <table:table-cell table:style-name="ce6" office:value-type="string">
            <text:p><text:a xlink:href="http://mckesson.eu/">mckesson</text:a></text:p>
          </table:table-cell>
          <table:table-cell table:style-name="ce1" office:value-type="string">
            <text:p>Celesio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Continental</text:p>
          </table:table-cell>
          <table:table-cell table:style-name="ce1" office:value-type="string">
            <text:p>Pierre</text:p>
          </table:table-cell>
          <table:table-cell table:style-name="ce1" office:value-type="string">
            <text:p>Schmidt</text:p>
          </table:table-cell>
          <table:table-cell table:style-name="ce3" office:value-type="string">
            <text:p>Manager Product Communication</text:p>
          </table:table-cell>
          <table:table-cell table:style-name="ce6" office:value-type="string">
            <text:p><text:a xlink:href="http://continental-corporation.com/">continental-corporation.com</text:a></text:p>
          </table:table-cell>
          <table:table-cell table:style-name="ce3" office:value-type="string">
            <text:p>pierre.schmidt@continental-corporation.com</text:p>
          </table:table-cell>
          <table:table-cell table:style-name="ce3"/>
          <table:table-cell table:style-name="ce3" office:value-type="string">
            <text:p>Continental</text:p>
          </table:table-cell>
          <table:table-cell table:style-name="ce3"/>
          <table:table-cell table:style-name="ce1" table:formula="of:=iferror(VLOOKUP([.H323];all!j:j;1;0);1)" office:value-type="float" office:value="0">
            <text:p>#NAME?</text:p>
          </table:table-cell>
          <table:table-cell table:style-name="ce11" table:formula="of:=iferror(VLOOKUP([.I323];all!i:i;1;0);1)" office:value-type="float" office:value="0">
            <text:p>#NAME?</text:p>
          </table:table-cell>
          <table:table-cell table:style-name="ce12" table:formula="of:=iferror(VLOOKUP([.E323];all!e:e;1;0);1)" office:value-type="float" office:value="0">
            <text:p>#NAME?</text:p>
          </table:table-cell>
          <table:table-cell table:style-name="ce1" table:number-columns-repeated="25"/>
          <table:table-cell table:number-columns-repeated="987"/>
        </table:table-row>
        <table:table-row table:style-name="ro2">
          <table:table-cell table:style-name="ce1" office:value-type="string">
            <text:p>COOP</text:p>
          </table:table-cell>
          <table:table-cell table:style-name="ce1" office:value-type="string">
            <text:p>Daniel</text:p>
          </table:table-cell>
          <table:table-cell table:style-name="ce1" office:value-type="string">
            <text:p>Spielmann</text:p>
          </table:table-cell>
          <table:table-cell table:style-name="ce3" office:value-type="string">
            <text:p>Wirtschaftsinformatiker</text:p>
          </table:table-cell>
          <table:table-cell table:style-name="ce2" office:value-type="string">
            <text:p><text:a xlink:href="http://coop.ch/">coop.ch</text:a></text:p>
          </table:table-cell>
          <table:table-cell table:style-name="ce2" office:value-type="string">
            <text:p><text:a xlink:href="mailto:daniel.spielmann@coop.ch">daniel.spielmann@coop.ch</text:a></text:p>
          </table:table-cell>
          <table:table-cell table:style-name="ce2" office:value-type="string">
            <text:p><text:a xlink:href="https://www.linkedin.com/sales/people/ACwAACOMuXUB46T-ATlzGt1ss4WCAaPg6u2CFDs,NAME_SEARCH,c-OT?_ntb=D1AJqk7%2BSGuqwC%2BodrfG4Q%3D%3D">https://www.linkedin.com/sales/people/ACwAACOMuXUB46T-ATlzGt1ss4WCAaPg6u2CFDs,NAME_SEARCH,c-OT?_ntb=D1AJqk7%2BSGuqwC%2BodrfG4Q%3D%3D</text:a></text:p>
          </table:table-cell>
          <table:table-cell table:style-name="ce1"/>
          <table:table-cell table:style-name="ce2" office:value-type="string">
            <text:p><text:a xlink:href="http://coop.ch/">coop</text:a></text:p>
          </table:table-cell>
          <table:table-cell table:style-name="ce1" office:value-type="string">
            <text:p>Coop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Covestro</text:p>
          </table:table-cell>
          <table:table-cell table:style-name="ce1" office:value-type="string">
            <text:p>Sarah</text:p>
          </table:table-cell>
          <table:table-cell table:style-name="ce1" office:value-type="string">
            <text:p>Brand</text:p>
          </table:table-cell>
          <table:table-cell table:style-name="ce3" office:value-type="string">
            <text:p>Marketing Communications Manager</text:p>
          </table:table-cell>
          <table:table-cell table:style-name="ce2" office:value-type="string">
            <text:p><text:a xlink:href="http://covestro.com/">covestro.com</text:a></text:p>
          </table:table-cell>
          <table:table-cell table:style-name="ce2" office:value-type="string">
            <text:p><text:a xlink:href="mailto:sarah.brand@covestro.com">sarah.brand@covestro.com</text:a></text:p>
          </table:table-cell>
          <table:table-cell table:style-name="ce2" office:value-type="string">
            <text:p><text:a xlink:href="https://www.linkedin.com/sales/people/ACwAAA5gnbwBrDpb7Jdsggt-4ZM6nv97g3cmkm8,NAME_SEARCH,rcT9?_ntb=D1AJqk7%2BSGuqwC%2BodrfG4Q%3D%3D">https://www.linkedin.com/sales/people/ACwAAA5gnbwBrDpb7Jdsggt-4ZM6nv97g3cmkm8,NAME_SEARCH,rcT9?_ntb=D1AJqk7%2BSGuqwC%2BodrfG4Q%3D%3D</text:a></text:p>
          </table:table-cell>
          <table:table-cell table:style-name="ce1"/>
          <table:table-cell table:style-name="ce2" office:value-type="string">
            <text:p><text:a xlink:href="http://covestro.com/">covestro</text:a></text:p>
          </table:table-cell>
          <table:table-cell table:style-name="ce1" office:value-type="string">
            <text:p>Covestro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Degussa Bank AG</text:p>
          </table:table-cell>
          <table:table-cell table:style-name="ce1" office:value-type="string">
            <text:p>Jörg</text:p>
          </table:table-cell>
          <table:table-cell table:style-name="ce1" office:value-type="string">
            <text:p>gerstacker</text:p>
          </table:table-cell>
          <table:table-cell table:style-name="ce3" office:value-type="string">
            <text:p>Leiter B2B Management</text:p>
          </table:table-cell>
          <table:table-cell table:style-name="ce1" office:value-type="string">
            <text:p>degussa-bank.de</text:p>
          </table:table-cell>
          <table:table-cell table:style-name="ce3" office:value-type="string">
            <text:p>joerg.gerstacker@degussa-bank.de</text:p>
          </table:table-cell>
          <table:table-cell table:style-name="ce3"/>
          <table:table-cell table:style-name="ce1"/>
          <table:table-cell table:style-name="ce1" office:value-type="string">
            <text:p>degussa-bank</text:p>
          </table:table-cell>
          <table:table-cell table:style-name="ce1" office:value-type="string">
            <text:p>Degussa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ehner</text:p>
          </table:table-cell>
          <table:table-cell table:style-name="ce1" office:value-type="string">
            <text:p>Manfred</text:p>
          </table:table-cell>
          <table:table-cell table:style-name="ce1" office:value-type="string">
            <text:p>Müller</text:p>
          </table:table-cell>
          <table:table-cell table:style-name="ce3" office:value-type="string">
            <text:p>Kaufmann im Einzelhandel</text:p>
          </table:table-cell>
          <table:table-cell table:style-name="ce2" office:value-type="string">
            <text:p><text:a xlink:href="http://dehner.de/">dehner.de</text:a></text:p>
          </table:table-cell>
          <table:table-cell table:style-name="ce2" office:value-type="string">
            <text:p><text:a xlink:href="mailto:manfred.muller@dehner.de">manfred.muller@dehner.de</text:a></text:p>
          </table:table-cell>
          <table:table-cell table:style-name="ce2" office:value-type="string">
            <text:p><text:a xlink:href="https://www.linkedin.com/sales/people/ACwAACUjcHYB5YrS7rfOEoMe5nSFTp_eUQnsSEw,OUT_OF_NETWORK,Zi46?_ntb=E3Z9ujCdQTSUSzbhE3oZ0Q%3D%3D">https://www.linkedin.com/sales/people/ACwAACUjcHYB5YrS7rfOEoMe5nSFTp_eUQnsSEw,OUT_OF_NETWORK,Zi46?_ntb=E3Z9ujCdQTSUSzbhE3oZ0Q%3D%3D</text:a></text:p>
          </table:table-cell>
          <table:table-cell table:style-name="ce1"/>
          <table:table-cell table:style-name="ce2" office:value-type="string">
            <text:p><text:a xlink:href="http://dehner.de/">dehner</text:a></text:p>
          </table:table-cell>
          <table:table-cell table:style-name="ce1" office:value-type="string">
            <text:p>Dehner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ehner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Beyer</text:p>
          </table:table-cell>
          <table:table-cell table:style-name="ce3" office:value-type="string">
            <text:p>Kaufmann im Einzelhandel</text:p>
          </table:table-cell>
          <table:table-cell table:style-name="ce2" office:value-type="string">
            <text:p><text:a xlink:href="http://dehner.de/">dehner.de</text:a></text:p>
          </table:table-cell>
          <table:table-cell table:style-name="ce2" office:value-type="string">
            <text:p><text:a xlink:href="mailto:max.beyer@dehner.de">max.beyer@dehner.de</text:a></text:p>
          </table:table-cell>
          <table:table-cell table:style-name="ce2" office:value-type="string">
            <text:p><text:a xlink:href="https://www.linkedin.com/sales/people/ACwAACbsG5sB3GbONa_OoBgvaIqoesYwobkr-1U,NAME_SEARCH,ULez?_ntb=D1AJqk7%2BSGuqwC%2BodrfG4Q%3D%3D">https://www.linkedin.com/sales/people/ACwAACbsG5sB3GbONa_OoBgvaIqoesYwobkr-1U,NAME_SEARCH,ULez?_ntb=D1AJqk7%2BSGuqwC%2BodrfG4Q%3D%3D</text:a></text:p>
          </table:table-cell>
          <table:table-cell table:style-name="ce1"/>
          <table:table-cell table:style-name="ce2" office:value-type="string">
            <text:p><text:a xlink:href="http://dehner.de/">dehner</text:a></text:p>
          </table:table-cell>
          <table:table-cell table:style-name="ce1" office:value-type="string">
            <text:p>Dehner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einDesign GmbH</text:p>
          </table:table-cell>
          <table:table-cell table:style-name="ce1" office:value-type="string">
            <text:p>Luis</text:p>
          </table:table-cell>
          <table:table-cell table:style-name="ce1" office:value-type="string">
            <text:p>Fernández</text:p>
          </table:table-cell>
          <table:table-cell table:style-name="ce3" office:value-type="string">
            <text:p>Web Developer</text:p>
          </table:table-cell>
          <table:table-cell table:style-name="ce2" office:value-type="string">
            <text:p><text:a xlink:href="http://deindesign.com/">deindesign.com</text:a></text:p>
          </table:table-cell>
          <table:table-cell table:style-name="ce3" office:value-type="string">
            <text:p>l.fernandez@deindesign.com</text:p>
          </table:table-cell>
          <table:table-cell table:style-name="ce2" office:value-type="string">
            <text:p><text:a xlink:href="https://de.linkedin.com/in/lfergon/en">https://de.linkedin.com/in/lfergon/en</text:a></text:p>
          </table:table-cell>
          <table:table-cell table:style-name="ce1" table:number-columns-repeated="30"/>
          <table:table-cell table:number-columns-repeated="987"/>
        </table:table-row>
        <table:table-row table:style-name="ro2">
          <table:table-cell table:style-name="ce1" office:value-type="string">
            <text:p>dennree GmbH</text:p>
          </table:table-cell>
          <table:table-cell table:style-name="ce1" office:value-type="string">
            <text:p>Katharina</text:p>
          </table:table-cell>
          <table:table-cell table:style-name="ce1" office:value-type="string">
            <text:p>Bürvenich</text:p>
          </table:table-cell>
          <table:table-cell table:style-name="ce1" office:value-type="string">
            <text:p>Stellvertretende Marktleiterin</text:p>
          </table:table-cell>
          <table:table-cell table:style-name="ce2" office:value-type="string">
            <text:p><text:a xlink:href="http://dennree.de/">dennree.de</text:a></text:p>
          </table:table-cell>
          <table:table-cell table:style-name="ce6" office:value-type="string">
            <text:p><text:a xlink:href="mailto:burvenich@dennree.de">burvenich@dennree.de</text:a></text:p>
          </table:table-cell>
          <table:table-cell table:style-name="ce6" office:value-type="string">
            <text:p><text:a xlink:href="https://www.linkedin.com/sales/people/ACwAABrTTf8BP-Aw95Yc9HvopZKmkA5XiBpx7uU,OUT_OF_NETWORK,bxiA?_ntb=D1AJqk7%2BSGuqwC%2BodrfG4Q%3D%3D">https://www.linkedin.com/sales/people/ACwAABrTTf8BP-Aw95Yc9HvopZKmkA5XiBpx7uU,OUT_OF_NETWORK,bxiA?_ntb=D1AJqk7%2BSGuqwC%2BodrfG4Q%3D%3D</text:a></text:p>
          </table:table-cell>
          <table:table-cell table:style-name="ce1" table:number-columns-repeated="30"/>
          <table:table-cell table:number-columns-repeated="987"/>
        </table:table-row>
        <table:table-row table:style-name="ro2">
          <table:table-cell table:style-name="ce1" office:value-type="string">
            <text:p>Detlev Louis Motorradvertriebs GmbH</text:p>
          </table:table-cell>
          <table:table-cell table:style-name="ce1" office:value-type="string">
            <text:p>Christian</text:p>
          </table:table-cell>
          <table:table-cell table:style-name="ce1" office:value-type="string">
            <text:p>Pillat</text:p>
          </table:table-cell>
          <table:table-cell table:style-name="ce1" office:value-type="string">
            <text:p>IT-Administrator</text:p>
          </table:table-cell>
          <table:table-cell table:style-name="ce2" office:value-type="string">
            <text:p><text:a xlink:href="http://louis.de/">louis.de</text:a></text:p>
          </table:table-cell>
          <table:table-cell table:style-name="ce6" office:value-type="string">
            <text:p><text:a xlink:href="mailto:christian.pillat@louis.de">christian.pillat@louis.de</text:a></text:p>
          </table:table-cell>
          <table:table-cell table:style-name="ce6" office:value-type="string">
            <text:p><text:a xlink:href="https://www.linkedin.com/sales/people/ACwAAB4nk68BSjjNO-s0gjm2a-oyZZU_p1z5too,NAME_SEARCH,YFro?_ntb=E3Z9ujCdQTSUSzbhE3oZ0Q%3D%3D">https://www.linkedin.com/sales/people/ACwAAB4nk68BSjjNO-s0gjm2a-oyZZU_p1z5too,NAME_SEARCH,YFro?_ntb=E3Z9ujCdQTSUSzbhE3oZ0Q%3D%3D</text:a></text:p>
          </table:table-cell>
          <table:table-cell table:style-name="ce1" table:number-columns-repeated="30"/>
          <table:table-cell table:number-columns-repeated="987"/>
        </table:table-row>
        <table:table-row table:style-name="ro2">
          <table:table-cell table:style-name="ce1" office:value-type="string">
            <text:p>Detlev Louis Motorradvertriebs GmbH</text:p>
          </table:table-cell>
          <table:table-cell table:style-name="ce1" office:value-type="string">
            <text:p>Georg</text:p>
          </table:table-cell>
          <table:table-cell table:style-name="ce1" office:value-type="string">
            <text:p>Weisbrod</text:p>
          </table:table-cell>
          <table:table-cell table:style-name="ce1" office:value-type="string">
            <text:p>stellvertretender Filialleiter</text:p>
          </table:table-cell>
          <table:table-cell table:style-name="ce2" office:value-type="string">
            <text:p><text:a xlink:href="http://louis.de/">louis.de</text:a></text:p>
          </table:table-cell>
          <table:table-cell table:style-name="ce6" office:value-type="string">
            <text:p><text:a xlink:href="mailto:georg.weisbrod@louis.de">georg.weisbrod@louis.de</text:a></text:p>
          </table:table-cell>
          <table:table-cell table:style-name="ce6" office:value-type="string">
            <text:p><text:a xlink:href="https://www.linkedin.com/sales/profile/ACwAAAX-FscBYDhoseh5EZ8l7UfTcQtAn_QQ3nA,NAME_SEARCH,XExm">https://www.linkedin.com/sales/profile/ACwAAAX-FscBYDhoseh5EZ8l7UfTcQtAn_QQ3nA,NAME_SEARCH,XExm</text:a></text:p>
          </table:table-cell>
          <table:table-cell table:style-name="ce1" table:number-columns-repeated="30"/>
          <table:table-cell table:number-columns-repeated="987"/>
        </table:table-row>
        <table:table-row table:style-name="ro1">
          <table:table-cell table:style-name="ce1" office:value-type="string">
            <text:p>Deutsche Pfandbriefbank AG</text:p>
          </table:table-cell>
          <table:table-cell table:style-name="ce1" office:value-type="string">
            <text:p>Christina </text:p>
          </table:table-cell>
          <table:table-cell table:style-name="ce1" office:value-type="string">
            <text:p>Bugl </text:p>
          </table:table-cell>
          <table:table-cell table:style-name="ce1" office:value-type="string">
            <text:p>Associate Director-Marketing Expert</text:p>
          </table:table-cell>
          <table:table-cell table:style-name="ce1" office:value-type="string">
            <text:p>pfandbriefbank.com</text:p>
          </table:table-cell>
          <table:table-cell table:style-name="ce3" office:value-type="string">
            <text:p>Christina.bugl@pfandbriefbank.com</text:p>
          </table:table-cell>
          <table:table-cell table:style-name="ce3"/>
          <table:table-cell table:style-name="ce1" table:number-columns-repeated="30"/>
          <table:table-cell table:number-columns-repeated="987"/>
        </table:table-row>
        <table:table-row table:style-name="ro1">
          <table:table-cell table:style-name="ce1" office:value-type="string">
            <text:p>Dräger</text:p>
          </table:table-cell>
          <table:table-cell table:style-name="ce1" office:value-type="string">
            <text:p>Sören</text:p>
          </table:table-cell>
          <table:table-cell table:style-name="ce1" office:value-type="string">
            <text:p>Eggers</text:p>
          </table:table-cell>
          <table:table-cell table:style-name="ce1" office:value-type="string">
            <text:p>Digital Business Development</text:p>
          </table:table-cell>
          <table:table-cell table:style-name="ce1" office:value-type="string">
            <text:p>draeger.com</text:p>
          </table:table-cell>
          <table:table-cell table:style-name="ce3" office:value-type="string">
            <text:p>soeren.eggers@draeger.com</text:p>
          </table:table-cell>
          <table:table-cell table:style-name="ce3" table:number-columns-repeated="2"/>
          <table:table-cell table:style-name="ce1" office:value-type="string">
            <text:p>draeger</text:p>
          </table:table-cell>
          <table:table-cell table:style-name="ce1" office:value-type="string">
            <text:p>Drägerwerk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ress-for-less GmbH/ SIGNA Retail</text:p>
          </table:table-cell>
          <table:table-cell table:style-name="ce1" office:value-type="string">
            <text:p>Julian</text:p>
          </table:table-cell>
          <table:table-cell table:style-name="ce1" office:value-type="string">
            <text:p>Brunn</text:p>
          </table:table-cell>
          <table:table-cell table:style-name="ce1" office:value-type="string">
            <text:p>Director Marketing&amp; E-Commerce</text:p>
          </table:table-cell>
          <table:table-cell table:style-name="ce6" office:value-type="string">
            <text:p><text:a xlink:href="http://dress-for-less.de/">dress-for-less.de</text:a></text:p>
          </table:table-cell>
          <table:table-cell table:style-name="ce3" table:number-columns-repeated="3"/>
          <table:table-cell table:style-name="ce1"/>
          <table:table-cell table:style-name="ce1" office:value-type="string">
            <text:p>dress-for-les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urstexpress GmbH</text:p>
          </table:table-cell>
          <table:table-cell table:style-name="ce1" office:value-type="string">
            <text:p>Corinna</text:p>
          </table:table-cell>
          <table:table-cell table:style-name="ce1" office:value-type="string">
            <text:p>Hentzsch</text:p>
          </table:table-cell>
          <table:table-cell table:style-name="ce1" office:value-type="string">
            <text:p>Team Lead Offline Marketing</text:p>
          </table:table-cell>
          <table:table-cell table:style-name="ce2" office:value-type="string">
            <text:p><text:a xlink:href="http://durstexpress.de/">durstexpress.de</text:a></text:p>
          </table:table-cell>
          <table:table-cell table:style-name="ce10"/>
          <table:table-cell table:style-name="ce3" table:number-columns-repeated="2"/>
          <table:table-cell table:style-name="ce1"/>
          <table:table-cell table:style-name="ce1" office:value-type="string">
            <text:p>Durstexpres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urstexpress GmbH</text:p>
          </table:table-cell>
          <table:table-cell table:style-name="ce1" office:value-type="string">
            <text:p>Sara</text:p>
          </table:table-cell>
          <table:table-cell table:style-name="ce1" office:value-type="string">
            <text:p>Seeholzer</text:p>
          </table:table-cell>
          <table:table-cell table:style-name="ce1" office:value-type="string">
            <text:p>Senior Event Marketing Manager</text:p>
          </table:table-cell>
          <table:table-cell table:style-name="ce2" office:value-type="string">
            <text:p><text:a xlink:href="http://durstexpress.de/">durstexpress.de</text:a></text:p>
          </table:table-cell>
          <table:table-cell table:style-name="ce3" table:number-columns-repeated="4"/>
          <table:table-cell table:style-name="ce1" office:value-type="string">
            <text:p>Durstexpres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urstexpress GmbH</text:p>
          </table:table-cell>
          <table:table-cell table:style-name="ce1" office:value-type="string">
            <text:p>Maik</text:p>
          </table:table-cell>
          <table:table-cell table:style-name="ce1" office:value-type="string">
            <text:p>Ludewig</text:p>
          </table:table-cell>
          <table:table-cell table:style-name="ce3" office:value-type="string">
            <text:p>Managing Director</text:p>
          </table:table-cell>
          <table:table-cell table:style-name="ce2" office:value-type="string">
            <text:p><text:a xlink:href="http://durstexpress.de/">durstexpress.de</text:a></text:p>
          </table:table-cell>
          <table:table-cell table:style-name="ce1"/>
          <table:table-cell table:style-name="ce3" table:number-columns-repeated="3"/>
          <table:table-cell table:style-name="ce1" office:value-type="string">
            <text:p>Durstexpres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urstexpress GmbH</text:p>
          </table:table-cell>
          <table:table-cell table:style-name="ce1" office:value-type="string">
            <text:p>Barbara</text:p>
          </table:table-cell>
          <table:table-cell table:style-name="ce1" office:value-type="string">
            <text:p>Greif</text:p>
          </table:table-cell>
          <table:table-cell table:style-name="ce1" office:value-type="string">
            <text:p>Teamlead Payroll Warehouse</text:p>
          </table:table-cell>
          <table:table-cell table:style-name="ce2" office:value-type="string">
            <text:p><text:a xlink:href="http://durstexpress.de/">durstexpress.de</text:a></text:p>
          </table:table-cell>
          <table:table-cell table:style-name="ce3" table:number-columns-repeated="3"/>
          <table:table-cell table:style-name="ce1"/>
          <table:table-cell table:style-name="ce1" office:value-type="string">
            <text:p>Durstexpres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Dyson</text:p>
          </table:table-cell>
          <table:table-cell table:style-name="ce1" office:value-type="string">
            <text:p>Andrea</text:p>
          </table:table-cell>
          <table:table-cell table:style-name="ce1" office:value-type="string">
            <text:p>Vas</text:p>
          </table:table-cell>
          <table:table-cell table:style-name="ce1" office:value-type="string">
            <text:p>Key-Account-Manager E-Commerce</text:p>
          </table:table-cell>
          <table:table-cell table:style-name="ce6" office:value-type="string">
            <text:p><text:a xlink:href="http://dyson.com/">dyson.com</text:a></text:p>
          </table:table-cell>
          <table:table-cell table:style-name="ce3" office:value-type="string">
            <text:p>andrea.vas@dyson.com</text:p>
          </table:table-cell>
          <table:table-cell table:style-name="ce6" office:value-type="string">
            <text:p><text:a xlink:href="https://www.linkedin.com/sales/people/ACwAACAkk04BLlT_l__gIS6pV9Rqxtk0eoR4trs,NAME_SEARCH,HHjw?_ntb=fWV1xHfMQPWCgbBZKKpWrw%3D%3D">https://www.linkedin.com/sales/people/ACwAACAkk04BLlT_l__gIS6pV9Rqxtk0eoR4trs,NAME_SEARCH,HHjw?_ntb=fWV1xHfMQPWCgbBZKKpWrw%3D%3D</text:a></text:p>
          </table:table-cell>
          <table:table-cell table:style-name="ce3"/>
          <table:table-cell table:style-name="ce6" office:value-type="string">
            <text:p><text:a xlink:href="http://dyson.com/">dyson</text:a></text:p>
          </table:table-cell>
          <table:table-cell table:style-name="ce1" office:value-type="string">
            <text:p>Dyson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EDEKA</text:p>
          </table:table-cell>
          <table:table-cell table:style-name="ce1" office:value-type="string">
            <text:p>Christian</text:p>
          </table:table-cell>
          <table:table-cell table:style-name="ce1" office:value-type="string">
            <text:p>Meyer</text:p>
          </table:table-cell>
          <table:table-cell table:style-name="ce1" office:value-type="string">
            <text:p>Marktleiter E-Center Hude</text:p>
          </table:table-cell>
          <table:table-cell table:style-name="ce2" office:value-type="string">
            <text:p><text:a xlink:href="http://edeka.de/">edeka.de</text:a></text:p>
          </table:table-cell>
          <table:table-cell table:style-name="ce3" office:value-type="string">
            <text:p>Christian.Meyer@edeka.de</text:p>
          </table:table-cell>
          <table:table-cell table:style-name="ce3" table:number-columns-repeated="2"/>
          <table:table-cell table:style-name="ce1"/>
          <table:table-cell table:style-name="ce1" office:value-type="string">
            <text:p>EDEKA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Edelmetall handel</text:p>
          </table:table-cell>
          <table:table-cell table:style-name="ce1" office:value-type="string">
            <text:p>Jakub </text:p>
          </table:table-cell>
          <table:table-cell table:style-name="ce1" office:value-type="string">
            <text:p>Czyz</text:p>
          </table:table-cell>
          <table:table-cell table:style-name="ce1" office:value-type="string">
            <text:p>Web-Entwickler</text:p>
          </table:table-cell>
          <table:table-cell table:style-name="ce2" office:value-type="string">
            <text:p><text:a xlink:href="https://www.edelmetall-handel.de/">edelmetall-handel.de</text:a></text:p>
          </table:table-cell>
          <table:table-cell table:style-name="ce3" office:value-type="string">
            <text:p>Jakub.Czyz@edelmetall-handel.de</text:p>
          </table:table-cell>
          <table:table-cell table:style-name="ce6" office:value-type="string">
            <text:p><text:a xlink:href="https://www.linkedin.com/in/jakub-czyz-774410146/">https://www.linkedin.com/in/jakub-czyz-774410146/</text:a></text:p>
          </table:table-cell>
          <table:table-cell table:style-name="ce3"/>
          <table:table-cell table:style-name="ce2" office:value-type="string">
            <text:p><text:a xlink:href="https://www.edelmetall-handel.de/">edelmetall-handel</text:a></text:p>
          </table:table-cell>
          <table:table-cell table:style-name="ce1" office:value-type="string">
            <text:p>Edelmetall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EnBW</text:p>
          </table:table-cell>
          <table:table-cell table:style-name="ce1" office:value-type="string">
            <text:p>Mario</text:p>
          </table:table-cell>
          <table:table-cell table:style-name="ce1" office:value-type="string">
            <text:p>Herbster</text:p>
          </table:table-cell>
          <table:table-cell table:style-name="ce1" office:value-type="string">
            <text:p>Digital Marketing Manager</text:p>
          </table:table-cell>
          <table:table-cell table:style-name="ce6" office:value-type="string">
            <text:p><text:a xlink:href="http://enbw.com/">enbw.com</text:a></text:p>
          </table:table-cell>
          <table:table-cell table:style-name="ce3" office:value-type="string">
            <text:p>m.Herbster@enbw.com</text:p>
          </table:table-cell>
          <table:table-cell table:style-name="ce3" table:number-columns-repeated="3"/>
          <table:table-cell table:style-name="ce1" office:value-type="string">
            <text:p>EnBW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engelbert strauss GmbH &amp; Co. KG</text:p>
          </table:table-cell>
          <table:table-cell table:style-name="ce1" office:value-type="string">
            <text:p>Wolfgang</text:p>
          </table:table-cell>
          <table:table-cell table:style-name="ce1" office:value-type="string">
            <text:p>Fischer</text:p>
          </table:table-cell>
          <table:table-cell table:style-name="ce3" office:value-type="string">
            <text:p>Systemadministrator</text:p>
          </table:table-cell>
          <table:table-cell table:style-name="ce6" office:value-type="string">
            <text:p><text:a xlink:href="http://engelbert-strauss.de/">engelbert-strauss.de</text:a></text:p>
          </table:table-cell>
          <table:table-cell table:style-name="ce2" office:value-type="string">
            <text:p><text:a xlink:href="mailto:wolfgang.fischer@engelbert-strauss.de">wolfgang.fischer@engelbert-strauss.de</text:a></text:p>
          </table:table-cell>
          <table:table-cell table:style-name="ce6" office:value-type="string">
            <text:p><text:a xlink:href="https://www.linkedin.com/sales/people/ACwAACZXAcYBojm6Z-AXHhWj3H0TZxKeXjD10Oo,NAME_SEARCH,tkm5?_ntb=D1AJqk7%2BSGuqwC%2BodrfG4Q%3D%3D">https://www.linkedin.com/sales/people/ACwAACZXAcYBojm6Z-AXHhWj3H0TZxKeXjD10Oo,NAME_SEARCH,tkm5?_ntb=D1AJqk7%2BSGuqwC%2BodrfG4Q%3D%3D</text:a></text:p>
          </table:table-cell>
          <table:table-cell table:style-name="ce3"/>
          <table:table-cell table:style-name="ce6" office:value-type="string">
            <text:p><text:a xlink:href="http://engelbert-strauss.de/">engelbert-strauss</text:a></text:p>
          </table:table-cell>
          <table:table-cell table:style-name="ce1" office:value-type="string">
            <text:p>engelbert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Euronics XXL</text:p>
          </table:table-cell>
          <table:table-cell table:style-name="ce1" office:value-type="string">
            <text:p>Marc</text:p>
          </table:table-cell>
          <table:table-cell table:style-name="ce1" office:value-type="string">
            <text:p>Rubitschka</text:p>
          </table:table-cell>
          <table:table-cell table:style-name="ce1" office:value-type="string">
            <text:p>Teamleiter</text:p>
          </table:table-cell>
          <table:table-cell table:style-name="ce2" office:value-type="string">
            <text:p><text:a xlink:href="http://euronics-varel.de/">euronics-varel.de</text:a></text:p>
          </table:table-cell>
          <table:table-cell table:style-name="ce6" office:value-type="string">
            <text:p><text:a xlink:href="mailto:m.rubitschka@euronics-varel.de">m.rubitschka@euronics-varel.de</text:a></text:p>
          </table:table-cell>
          <table:table-cell table:style-name="ce6" office:value-type="string">
            <text:p><text:a xlink:href="https://www.linkedin.com/sales/people/ACwAACimtdQBJ17pJgOkbSyon1NkNeNGF_urU3I,OUT_OF_NETWORK,MXhY?_ntb=D1AJqk7%2BSGuqwC%2BodrfG4Q%3D%3D">https://www.linkedin.com/sales/people/ACwAACimtdQBJ17pJgOkbSyon1NkNeNGF_urU3I,OUT_OF_NETWORK,MXhY?_ntb=D1AJqk7%2BSGuqwC%2BodrfG4Q%3D%3D</text:a></text:p>
          </table:table-cell>
          <table:table-cell table:style-name="ce3" office:value-type="string">
            <text:p>Euronics</text:p>
          </table:table-cell>
          <table:table-cell table:style-name="ce2" office:value-type="string">
            <text:p><text:a xlink:href="http://euronics-varel.de/">euronics-varel</text:a></text:p>
          </table:table-cell>
          <table:table-cell table:style-name="ce1" table:formula="of:=iferror(VLOOKUP([.H345];all!j:j;1;0);1)" office:value-type="float" office:value="0">
            <text:p>#NAME?</text:p>
          </table:table-cell>
          <table:table-cell table:style-name="ce12" table:formula="of:=iferror(VLOOKUP([.I345];all!i:i;1;0);1)" office:value-type="float" office:value="0">
            <text:p>#NAME?</text:p>
          </table:table-cell>
          <table:table-cell table:style-name="ce12" table:formula="of:=iferror(VLOOKUP([.E345];all!e:e;1;0);1)" office:value-type="float" office:value="0">
            <text:p>#NAME?</text:p>
          </table:table-cell>
          <table:table-cell table:style-name="ce1" table:number-columns-repeated="2"/>
          <table:table-cell table:style-name="ce2" table:number-columns-repeated="2"/>
          <table:table-cell table:style-name="ce1" table:number-columns-repeated="21"/>
          <table:table-cell table:number-columns-repeated="987"/>
        </table:table-row>
        <table:table-row table:style-name="ro2">
          <table:table-cell table:style-name="ce1" office:value-type="string">
            <text:p>expert AG</text:p>
          </table:table-cell>
          <table:table-cell table:style-name="ce1" office:value-type="string">
            <text:p>Simon</text:p>
          </table:table-cell>
          <table:table-cell table:style-name="ce1" office:value-type="string">
            <text:p>Zimmermann</text:p>
          </table:table-cell>
          <table:table-cell table:style-name="ce1" office:value-type="string">
            <text:p>Regionalleiter</text:p>
          </table:table-cell>
          <table:table-cell table:style-name="ce2" office:value-type="string">
            <text:p><text:a xlink:href="http://expert.de/">expert.de</text:a></text:p>
          </table:table-cell>
          <table:table-cell table:style-name="ce6" office:value-type="string">
            <text:p><text:a xlink:href="mailto:s.zimmermann@expert.de">s.zimmermann@expert.de</text:a></text:p>
          </table:table-cell>
          <table:table-cell table:style-name="ce6" office:value-type="string">
            <text:p><text:a xlink:href="https://www.linkedin.com/sales/people/ACwAACEiARQB-h25eMnAvtZ421oNj1eN2a3gCT4,OUT_OF_NETWORK,R41q?_ntb=D1AJqk7%2BSGuqwC%2BodrfG4Q%3D%3D">https://www.linkedin.com/sales/people/ACwAACEiARQB-h25eMnAvtZ421oNj1eN2a3gCT4,OUT_OF_NETWORK,R41q?_ntb=D1AJqk7%2BSGuqwC%2BodrfG4Q%3D%3D</text:a></text:p>
          </table:table-cell>
          <table:table-cell table:style-name="ce3"/>
          <table:table-cell table:style-name="ce2" office:value-type="string">
            <text:p><text:a xlink:href="http://expert.de/">expert</text:a></text:p>
          </table:table-cell>
          <table:table-cell table:style-name="ce1" office:value-type="string">
            <text:p>expert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Expert Bening</text:p>
          </table:table-cell>
          <table:table-cell table:style-name="ce1" office:value-type="string">
            <text:p>Tobias</text:p>
          </table:table-cell>
          <table:table-cell table:style-name="ce1" office:value-type="string">
            <text:p>Meyer</text:p>
          </table:table-cell>
          <table:table-cell table:style-name="ce1" office:value-type="string">
            <text:p>Kaufmann im Einzelhandel</text:p>
          </table:table-cell>
          <table:table-cell table:style-name="ce2" office:value-type="string">
            <text:p><text:a xlink:href="http://expertbening.de/">expertbening.de</text:a></text:p>
          </table:table-cell>
          <table:table-cell table:style-name="ce6" office:value-type="string">
            <text:p><text:a xlink:href="mailto:tobias.meyer@expertbening.de">tobias.meyer@expertbening.de</text:a></text:p>
          </table:table-cell>
          <table:table-cell table:style-name="ce6" office:value-type="string">
            <text:p><text:a xlink:href="https://www.linkedin.com/sales/people/ACwAACY4-68BsmndA2-DST4H_slWAxQzDNFhXSQ,NAME_SEARCH,lZTb?_ntb=E3Z9ujCdQTSUSzbhE3oZ0Q%3D%3D">https://www.linkedin.com/sales/people/ACwAACY4-68BsmndA2-DST4H_slWAxQzDNFhXSQ,NAME_SEARCH,lZTb?_ntb=E3Z9ujCdQTSUSzbhE3oZ0Q%3D%3D</text:a></text:p>
          </table:table-cell>
          <table:table-cell table:style-name="ce3" office:value-type="string">
            <text:p>Expert</text:p>
          </table:table-cell>
          <table:table-cell table:style-name="ce2" office:value-type="string">
            <text:p><text:a xlink:href="http://expertbening.de/">expertbening</text:a></text:p>
          </table:table-cell>
          <table:table-cell table:style-name="ce1" table:formula="of:=iferror(VLOOKUP([.H347];all!j:j;1;0);1)" office:value-type="float" office:value="0">
            <text:p>#NAME?</text:p>
          </table:table-cell>
          <table:table-cell table:style-name="ce12" table:formula="of:=iferror(VLOOKUP([.I347];all!i:i;1;0);1)" office:value-type="float" office:value="0">
            <text:p>#NAME?</text:p>
          </table:table-cell>
          <table:table-cell table:style-name="ce12" table:formula="of:=iferror(VLOOKUP([.E347];all!e:e;1;0);1)" office:value-type="float" office:value="0">
            <text:p>#NAME?</text:p>
          </table:table-cell>
          <table:table-cell table:style-name="ce1" table:number-columns-repeated="2"/>
          <table:table-cell table:style-name="ce2" table:number-columns-repeated="2"/>
          <table:table-cell table:style-name="ce1" table:number-columns-repeated="21"/>
          <table:table-cell table:number-columns-repeated="987"/>
        </table:table-row>
        <table:table-row table:style-name="ro2">
          <table:table-cell table:style-name="ce2" office:value-type="string">
            <text:p><text:a xlink:href="http://fahrrad-xxl.de/">Fahrrad-XXL.de</text:a></text:p>
          </table:table-cell>
          <table:table-cell table:style-name="ce1" office:value-type="string">
            <text:p>Darius</text:p>
          </table:table-cell>
          <table:table-cell table:style-name="ce1" office:value-type="string">
            <text:p>Greulich</text:p>
          </table:table-cell>
          <table:table-cell table:style-name="ce1" office:value-type="string">
            <text:p>Business Manager</text:p>
          </table:table-cell>
          <table:table-cell table:style-name="ce2" office:value-type="string">
            <text:p><text:a xlink:href="http://fahrrad-xxl.de/">fahrrad-xxl.de</text:a></text:p>
          </table:table-cell>
          <table:table-cell table:style-name="ce3" office:value-type="string">
            <text:p>darius@fahrrad-xxl.de</text:p>
          </table:table-cell>
          <table:table-cell table:style-name="ce6" office:value-type="string">
            <text:p><text:a xlink:href="https://www.linkedin.com/sales/people/ACwAAAxySuwBvHbBNDMrDtGQUxhWavke7fFGrL8,NAME_SEARCH,ulOI?_ntb=Hb2REn5hSjGUohkqRfJJAQ%3D%3D">https://www.linkedin.com/sales/people/ACwAAAxySuwBvHbBNDMrDtGQUxhWavke7fFGrL8,NAME_SEARCH,ulOI?_ntb=Hb2REn5hSjGUohkqRfJJAQ%3D%3D</text:a></text:p>
          </table:table-cell>
          <table:table-cell table:style-name="ce1"/>
          <table:table-cell table:style-name="ce2" office:value-type="string">
            <text:p><text:a xlink:href="http://fahrrad-xxl.de/">fahrrad-xxl</text:a></text:p>
          </table:table-cell>
          <table:table-cell table:style-name="ce1" office:value-type="string">
            <text:p>Fahrrad-XXL.de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Fleggaard GmbH</text:p>
          </table:table-cell>
          <table:table-cell table:style-name="ce1" office:value-type="string">
            <text:p>Sebastian</text:p>
          </table:table-cell>
          <table:table-cell table:style-name="ce1" office:value-type="string">
            <text:p>Jessen</text:p>
          </table:table-cell>
          <table:table-cell table:style-name="ce3" office:value-type="string">
            <text:p>Department Manager</text:p>
          </table:table-cell>
          <table:table-cell table:style-name="ce2" office:value-type="string">
            <text:p><text:a xlink:href="http://fleggaard.dk/">fleggaard.dk</text:a></text:p>
          </table:table-cell>
          <table:table-cell table:style-name="ce6" office:value-type="string">
            <text:p><text:a xlink:href="mailto:jessen@fleggaard.dk">jessen@fleggaard.dk</text:a></text:p>
          </table:table-cell>
          <table:table-cell table:style-name="ce6" office:value-type="string">
            <text:p><text:a xlink:href="https://www.linkedin.com/sales/people/ACwAACQ4EoUB20rgysTEd2s3pANBA2lzF1GTgWk,NAME_SEARCH,Tidh?_ntb=E3Z9ujCdQTSUSzbhE3oZ0Q%3D%3D">https://www.linkedin.com/sales/people/ACwAACQ4EoUB20rgysTEd2s3pANBA2lzF1GTgWk,NAME_SEARCH,Tidh?_ntb=E3Z9ujCdQTSUSzbhE3oZ0Q%3D%3D</text:a></text:p>
          </table:table-cell>
          <table:table-cell table:style-name="ce3"/>
          <table:table-cell table:style-name="ce2" office:value-type="string">
            <text:p><text:a xlink:href="http://fleggaard.dk/">fleggaard</text:a></text:p>
          </table:table-cell>
          <table:table-cell table:style-name="ce1" office:value-type="string">
            <text:p>Fleggaard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Fraport AG</text:p>
          </table:table-cell>
          <table:table-cell table:style-name="ce1" office:value-type="string">
            <text:p>Johanna</text:p>
          </table:table-cell>
          <table:table-cell table:style-name="ce1" office:value-type="string">
            <text:p>Richter</text:p>
          </table:table-cell>
          <table:table-cell table:style-name="ce1" office:value-type="string">
            <text:p>Referent Online Marketing</text:p>
          </table:table-cell>
          <table:table-cell table:style-name="ce2" office:value-type="string">
            <text:p><text:a xlink:href="http://fraport.com/">fraport.com</text:a></text:p>
          </table:table-cell>
          <table:table-cell table:style-name="ce3" table:number-columns-repeated="3"/>
          <table:table-cell table:style-name="ce1"/>
          <table:table-cell table:style-name="ce1" office:value-type="string">
            <text:p>Fraport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Fresenious Group</text:p>
          </table:table-cell>
          <table:table-cell table:style-name="ce1" office:value-type="string">
            <text:p>Elisabeth</text:p>
          </table:table-cell>
          <table:table-cell table:style-name="ce1" office:value-type="string">
            <text:p>Thäter</text:p>
          </table:table-cell>
          <table:table-cell table:style-name="ce1" office:value-type="string">
            <text:p>HR Marketing Manager</text:p>
          </table:table-cell>
          <table:table-cell table:style-name="ce2" office:value-type="string">
            <text:p><text:a xlink:href="http://fresenius.de/">fresenius.de</text:a></text:p>
          </table:table-cell>
          <table:table-cell table:style-name="ce3" office:value-type="string">
            <text:p>elisabeth.thater@fresenius.de</text:p>
          </table:table-cell>
          <table:table-cell table:style-name="ce6" office:value-type="string">
            <text:p><text:a xlink:href="https://www.linkedin.com/sales/people/ACwAABMBXjYBKr5SGZnp08pKG3RZbTxozsxGW3w,NAME_SEARCH,kB9Y?_ntb=UKCEDAl4TEe8xhMj3zxR6g%3D%3D">https://www.linkedin.com/sales/people/ACwAABMBXjYBKr5SGZnp08pKG3RZbTxozsxGW3w,NAME_SEARCH,kB9Y?_ntb=UKCEDAl4TEe8xhMj3zxR6g%3D%3D</text:a></text:p>
          </table:table-cell>
          <table:table-cell table:style-name="ce3"/>
          <table:table-cell table:style-name="ce2" office:value-type="string">
            <text:p><text:a xlink:href="http://fresenius.de/">fresenius</text:a></text:p>
          </table:table-cell>
          <table:table-cell table:style-name="ce1" office:value-type="string">
            <text:p>Freseniou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Garmin Deutschland GmbH</text:p>
          </table:table-cell>
          <table:table-cell table:style-name="ce1" office:value-type="string">
            <text:p>Robin</text:p>
          </table:table-cell>
          <table:table-cell table:style-name="ce1" office:value-type="string">
            <text:p>Koch</text:p>
          </table:table-cell>
          <table:table-cell table:style-name="ce1" office:value-type="string">
            <text:p>Online Marketing Manager DACH</text:p>
          </table:table-cell>
          <table:table-cell table:style-name="ce2" office:value-type="string">
            <text:p><text:a xlink:href="http://garmin.com/">garmin.com</text:a></text:p>
          </table:table-cell>
          <table:table-cell table:style-name="ce1" office:value-type="string">
            <text:p>robin.koch@garmin.com</text:p>
          </table:table-cell>
          <table:table-cell table:style-name="ce2" office:value-type="string">
            <text:p><text:a xlink:href="https://www.linkedin.com/sales/people/ACwAABEgFuUBP3a-pwF4AaXyx_qyaLQNNTR4qJU,NAME_SEARCH,jKGO?_ntb=fWV1xHfMQPWCgbBZKKpWrw%3D%3D">https://www.linkedin.com/sales/people/ACwAABEgFuUBP3a-pwF4AaXyx_qyaLQNNTR4qJU,NAME_SEARCH,jKGO?_ntb=fWV1xHfMQPWCgbBZKKpWrw%3D%3D</text:a></text:p>
          </table:table-cell>
          <table:table-cell table:style-name="ce1"/>
          <table:table-cell table:style-name="ce2" office:value-type="string">
            <text:p><text:a xlink:href="http://garmin.com/">garmin</text:a></text:p>
          </table:table-cell>
          <table:table-cell table:style-name="ce1" office:value-type="string">
            <text:p>Garmin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GartenHaus GmbH</text:p>
          </table:table-cell>
          <table:table-cell table:style-name="ce1" office:value-type="string">
            <text:p>Daniela</text:p>
          </table:table-cell>
          <table:table-cell table:style-name="ce1" office:value-type="string">
            <text:p>Moisel</text:p>
          </table:table-cell>
          <table:table-cell table:style-name="ce1" office:value-type="string">
            <text:p>Head of Marketing</text:p>
          </table:table-cell>
          <table:table-cell table:style-name="ce1" office:value-type="string">
            <text:p>gartenhaus-gmbh.de</text:p>
          </table:table-cell>
          <table:table-cell table:style-name="ce3" office:value-type="string">
            <text:p>d.moisel@gartenhaus-gmbh.de</text:p>
          </table:table-cell>
          <table:table-cell table:style-name="ce1" table:number-columns-repeated="2"/>
          <table:table-cell table:style-name="ce1" office:value-type="string">
            <text:p>gartenhaus-gmbh</text:p>
          </table:table-cell>
          <table:table-cell table:style-name="ce1" office:value-type="string">
            <text:p>GartenHau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GLOBUS</text:p>
          </table:table-cell>
          <table:table-cell table:style-name="ce1" table:number-columns-repeated="3"/>
          <table:table-cell table:style-name="ce2" office:value-type="string">
            <text:p><text:a xlink:href="http://globus.ch/">globus.ch</text:a></text:p>
          </table:table-cell>
          <table:table-cell table:style-name="ce2" table:number-columns-repeated="2"/>
          <table:table-cell table:style-name="ce1"/>
          <table:table-cell table:style-name="ce2" office:value-type="string">
            <text:p><text:a xlink:href="http://globus.ch/">globus</text:a></text:p>
          </table:table-cell>
          <table:table-cell table:style-name="ce1" office:value-type="string">
            <text:p>GLOBU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Globus Baumarkt</text:p>
          </table:table-cell>
          <table:table-cell table:style-name="ce1" office:value-type="string">
            <text:p>Thomas</text:p>
          </table:table-cell>
          <table:table-cell table:style-name="ce1" office:value-type="string">
            <text:p>Schulz</text:p>
          </table:table-cell>
          <table:table-cell table:style-name="ce1" office:value-type="string">
            <text:p>Stellv. Marktleiter</text:p>
          </table:table-cell>
          <table:table-cell table:style-name="ce2" office:value-type="string">
            <text:p><text:a xlink:href="http://globus-baumarkt.de/">globus-baumarkt.de</text:a></text:p>
          </table:table-cell>
          <table:table-cell table:style-name="ce2" office:value-type="string">
            <text:p><text:a xlink:href="mailto:t.schulz@globus-baumarkt.de">t.schulz@globus-baumarkt.de</text:a></text:p>
          </table:table-cell>
          <table:table-cell table:style-name="ce2" office:value-type="string">
            <text:p><text:a xlink:href="https://www.linkedin.com/sales/people/ACwAABgSSWIBz5V29-de_FuyUAENbHAqbrRxGag,OUT_OF_NETWORK,SbWl?_ntb=D1AJqk7%2BSGuqwC%2BodrfG4Q%3D%3D">https://www.linkedin.com/sales/people/ACwAABgSSWIBz5V29-de_FuyUAENbHAqbrRxGag,OUT_OF_NETWORK,SbWl?_ntb=D1AJqk7%2BSGuqwC%2BodrfG4Q%3D%3D</text:a></text:p>
          </table:table-cell>
          <table:table-cell table:style-name="ce1"/>
          <table:table-cell table:style-name="ce2" office:value-type="string">
            <text:p><text:a xlink:href="http://globus-baumarkt.de/">globus-baumarkt</text:a></text:p>
          </table:table-cell>
          <table:table-cell table:style-name="ce1" office:value-type="string">
            <text:p>Globu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GoldsilberShop</text:p>
          </table:table-cell>
          <table:table-cell table:style-name="ce1" office:value-type="string">
            <text:p>Georg </text:p>
          </table:table-cell>
          <table:table-cell table:style-name="ce1" office:value-type="string">
            <text:p>Wartenberg</text:p>
          </table:table-cell>
          <table:table-cell table:style-name="ce1" office:value-type="string">
            <text:p>CEO</text:p>
          </table:table-cell>
          <table:table-cell table:style-name="ce2" office:value-type="string">
            <text:p><text:a xlink:href="https://www.goldsilbershop.de/">goldsilbershop.de</text:a></text:p>
          </table:table-cell>
          <table:table-cell table:style-name="ce1" office:value-type="string">
            <text:p>wartenberg@goldsilbershop.de</text:p>
          </table:table-cell>
          <table:table-cell table:style-name="ce6" office:value-type="string">
            <text:p><text:a xlink:href="https://www.linkedin.com/in/georg-wartenberg-72928017/">https://www.linkedin.com/in/georg-wartenberg-72928017/</text:a></text:p>
          </table:table-cell>
          <table:table-cell table:style-name="ce1"/>
          <table:table-cell table:style-name="ce2" office:value-type="string">
            <text:p><text:a xlink:href="https://www.goldsilbershop.de/">goldsilbershop</text:a></text:p>
          </table:table-cell>
          <table:table-cell table:style-name="ce1" office:value-type="string">
            <text:p>GoldsilberShop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GoldsilberShop</text:p>
          </table:table-cell>
          <table:table-cell table:style-name="ce1" office:value-type="string">
            <text:p>Alexander </text:p>
          </table:table-cell>
          <table:table-cell table:style-name="ce1" office:value-type="string">
            <text:p>Weyhrich</text:p>
          </table:table-cell>
          <table:table-cell table:style-name="ce1" office:value-type="string">
            <text:p>Kundenbetreuer</text:p>
          </table:table-cell>
          <table:table-cell table:style-name="ce2" office:value-type="string">
            <text:p><text:a xlink:href="https://www.goldsilbershop.de/">goldsilbershop.de</text:a></text:p>
          </table:table-cell>
          <table:table-cell table:style-name="ce1" office:value-type="string">
            <text:p>weyhrich@goldsilbershop.de</text:p>
          </table:table-cell>
          <table:table-cell table:style-name="ce6" office:value-type="string">
            <text:p><text:a xlink:href="https://www.linkedin.com/in/alexander-weyhrich-6095b2154/">https://www.linkedin.com/in/alexander-weyhrich-6095b2154/</text:a></text:p>
          </table:table-cell>
          <table:table-cell table:style-name="ce1"/>
          <table:table-cell table:style-name="ce2" office:value-type="string">
            <text:p><text:a xlink:href="https://www.goldsilbershop.de/">goldsilbershop</text:a></text:p>
          </table:table-cell>
          <table:table-cell table:style-name="ce1" office:value-type="string">
            <text:p>GoldsilberShop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Gourmondo Food GmbH</text:p>
          </table:table-cell>
          <table:table-cell table:style-name="ce1" office:value-type="string">
            <text:p>Chantal</text:p>
          </table:table-cell>
          <table:table-cell table:style-name="ce1" office:value-type="string">
            <text:p>Gagnebin</text:p>
          </table:table-cell>
          <table:table-cell table:style-name="ce1" office:value-type="string">
            <text:p>Senior Manager Customer Experience</text:p>
          </table:table-cell>
          <table:table-cell table:style-name="ce2" office:value-type="string">
            <text:p><text:a xlink:href="http://gourmondo.de/">gourmondo.de</text:a></text:p>
          </table:table-cell>
          <table:table-cell table:style-name="ce1" office:value-type="string">
            <text:p>cgagnebin@gourmondo.de</text:p>
          </table:table-cell>
          <table:table-cell table:style-name="ce2" office:value-type="string">
            <text:p><text:a xlink:href="https://www.linkedin.com/sales/people/ACwAACXK1w4BatK87LBubeV1L051gWFNgWMKIOs,NAME_SEARCH,E2n8?_ntb=fWV1xHfMQPWCgbBZKKpWrw%3D%3D">https://www.linkedin.com/sales/people/ACwAACXK1w4BatK87LBubeV1L051gWFNgWMKIOs,NAME_SEARCH,E2n8?_ntb=fWV1xHfMQPWCgbBZKKpWrw%3D%3D</text:a></text:p>
          </table:table-cell>
          <table:table-cell table:style-name="ce1"/>
          <table:table-cell table:style-name="ce2" office:value-type="string">
            <text:p><text:a xlink:href="http://gourmondo.de/">gourmondo</text:a></text:p>
          </table:table-cell>
          <table:table-cell table:style-name="ce1" office:value-type="string">
            <text:p>Gourmondo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Gourmondo Food GmbH</text:p>
          </table:table-cell>
          <table:table-cell table:style-name="ce1" office:value-type="string">
            <text:p>Joachim</text:p>
          </table:table-cell>
          <table:table-cell table:style-name="ce1" office:value-type="string">
            <text:p>Jochen Rabe</text:p>
          </table:table-cell>
          <table:table-cell table:style-name="ce1" office:value-type="string">
            <text:p>CEO</text:p>
          </table:table-cell>
          <table:table-cell table:style-name="ce2" office:value-type="string">
            <text:p><text:a xlink:href="http://gourmondo.de/">gourmondo.de</text:a></text:p>
          </table:table-cell>
          <table:table-cell table:style-name="ce1" office:value-type="string">
            <text:p>jrabe@gourmondo.de</text:p>
          </table:table-cell>
          <table:table-cell table:style-name="ce2" office:value-type="string">
            <text:p><text:a xlink:href="https://www.linkedin.com/sales/people/ACwAAAACy5UB0C7VbbGrfOdmFQTRMKLMOZDnCRI,NAME_SEARCH,jXZ_?_ntb=fWV1xHfMQPWCgbBZKKpWrw%3D%3D">https://www.linkedin.com/sales/people/ACwAAAACy5UB0C7VbbGrfOdmFQTRMKLMOZDnCRI,NAME_SEARCH,jXZ_?_ntb=fWV1xHfMQPWCgbBZKKpWrw%3D%3D</text:a></text:p>
          </table:table-cell>
          <table:table-cell table:style-name="ce1"/>
          <table:table-cell table:style-name="ce2" office:value-type="string">
            <text:p><text:a xlink:href="http://gourmondo.de/">gourmondo</text:a></text:p>
          </table:table-cell>
          <table:table-cell table:style-name="ce1" office:value-type="string">
            <text:p>Gourmondo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Grupo Sport-Tiedje</text:p>
          </table:table-cell>
          <table:table-cell table:style-name="ce1" office:value-type="string">
            <text:p>Diego</text:p>
          </table:table-cell>
          <table:table-cell table:style-name="ce1" office:value-type="string">
            <text:p>Aspesi</text:p>
          </table:table-cell>
          <table:table-cell table:style-name="ce1" office:value-type="string">
            <text:p>Stellvertretender Filialleiter</text:p>
          </table:table-cell>
          <table:table-cell table:style-name="ce2" office:value-type="string">
            <text:p><text:a xlink:href="http://sport-tiedje.de/">sport-tiedje.de</text:a></text:p>
          </table:table-cell>
          <table:table-cell table:style-name="ce2" office:value-type="string">
            <text:p><text:a xlink:href="mailto:diego.aspesi@sport-tiedje.de">diego.aspesi@sport-tiedje.de</text:a></text:p>
          </table:table-cell>
          <table:table-cell table:style-name="ce2" office:value-type="string">
            <text:p><text:a xlink:href="https://www.linkedin.com/sales/people/ACwAAB1Q_JwBCi2X6kj_Xktci9dhTjjXq35Edak,NAME_SEARCH,2Z_D?_ntb=E3Z9ujCdQTSUSzbhE3oZ0Q%3D%3D">https://www.linkedin.com/sales/people/ACwAAB1Q_JwBCi2X6kj_Xktci9dhTjjXq35Edak,NAME_SEARCH,2Z_D?_ntb=E3Z9ujCdQTSUSzbhE3oZ0Q%3D%3D</text:a></text:p>
          </table:table-cell>
          <table:table-cell table:style-name="ce1" table:number-columns-repeated="30"/>
          <table:table-cell table:number-columns-repeated="987"/>
        </table:table-row>
        <table:table-row table:style-name="ro2">
          <table:table-cell table:style-name="ce1" office:value-type="string">
            <text:p>Handelshof Management GmbH</text:p>
          </table:table-cell>
          <table:table-cell table:style-name="ce1" office:value-type="string">
            <text:p>Tobias</text:p>
          </table:table-cell>
          <table:table-cell table:style-name="ce1" office:value-type="string">
            <text:p>Duda</text:p>
          </table:table-cell>
          <table:table-cell table:style-name="ce1" office:value-type="string">
            <text:p>Online Marketing Manager</text:p>
          </table:table-cell>
          <table:table-cell table:style-name="ce2" office:value-type="string">
            <text:p><text:a xlink:href="http://handelshof.de/">handelshof.de</text:a></text:p>
          </table:table-cell>
          <table:table-cell table:style-name="ce3"/>
          <table:table-cell table:style-name="ce1" table:number-columns-repeated="3"/>
          <table:table-cell table:style-name="ce1" office:value-type="string">
            <text:p>Handelshof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HARIBO Deutschland</text:p>
          </table:table-cell>
          <table:table-cell table:style-name="ce1" office:value-type="string">
            <text:p>Thomas</text:p>
          </table:table-cell>
          <table:table-cell table:style-name="ce1" office:value-type="string">
            <text:p>Reppert</text:p>
          </table:table-cell>
          <table:table-cell table:style-name="ce1" office:value-type="string">
            <text:p>Manager IT-Infrastructure &amp; SAP Landscape</text:p>
          </table:table-cell>
          <table:table-cell table:style-name="ce2" office:value-type="string">
            <text:p><text:a xlink:href="http://haribo.com/">haribo.com</text:a></text:p>
          </table:table-cell>
          <table:table-cell table:style-name="ce3" office:value-type="string">
            <text:p>thomas.reppert@haribo.com</text:p>
          </table:table-cell>
          <table:table-cell table:style-name="ce2" office:value-type="string">
            <text:p><text:a xlink:href="https://www.linkedin.com/sales/people/ACwAABEK4I8BIk419gINiUiiwseO7SPKergzXl8,NAME_SEARCH,KeEr?_ntb=9pUTUsA8SAWjQun64NAcrw%3D%3D">https://www.linkedin.com/sales/people/ACwAABEK4I8BIk419gINiUiiwseO7SPKergzXl8,NAME_SEARCH,KeEr?_ntb=9pUTUsA8SAWjQun64NAcrw%3D%3D</text:a></text:p>
          </table:table-cell>
          <table:table-cell table:style-name="ce1"/>
          <table:table-cell table:style-name="ce2" office:value-type="string">
            <text:p><text:a xlink:href="http://haribo.com/">haribo</text:a></text:p>
          </table:table-cell>
          <table:table-cell table:style-name="ce1" office:value-type="string">
            <text:p>HARIBO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HARIBO Deutschland</text:p>
          </table:table-cell>
          <table:table-cell table:style-name="ce1" office:value-type="string">
            <text:p>Thomas</text:p>
          </table:table-cell>
          <table:table-cell table:style-name="ce1" office:value-type="string">
            <text:p>Starz</text:p>
          </table:table-cell>
          <table:table-cell table:style-name="ce1" office:value-type="string">
            <text:p>Geschäftsführer Sales &amp; Marketing D-A-CH</text:p>
          </table:table-cell>
          <table:table-cell table:style-name="ce2" office:value-type="string">
            <text:p><text:a xlink:href="http://haribo.com/">haribo.com</text:a></text:p>
          </table:table-cell>
          <table:table-cell table:style-name="ce3" office:value-type="string">
            <text:p>Thomas.Starz@haribo.com</text:p>
          </table:table-cell>
          <table:table-cell table:style-name="ce2" office:value-type="string">
            <text:p><text:a xlink:href="https://de.linkedin.com/in/thstarz">https://de.linkedin.com/in/thstarz</text:a></text:p>
          </table:table-cell>
          <table:table-cell table:style-name="ce1"/>
          <table:table-cell table:style-name="ce2" office:value-type="string">
            <text:p><text:a xlink:href="http://haribo.com/">haribo</text:a></text:p>
          </table:table-cell>
          <table:table-cell table:style-name="ce1" office:value-type="string">
            <text:p>HARIBO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HARTMANN</text:p>
          </table:table-cell>
          <table:table-cell table:style-name="ce1" office:value-type="string">
            <text:p>Bob</text:p>
          </table:table-cell>
          <table:table-cell table:style-name="ce1" office:value-type="string">
            <text:p>Stanek</text:p>
          </table:table-cell>
          <table:table-cell table:style-name="ce1" office:value-type="string">
            <text:p>E-commerce Manager</text:p>
          </table:table-cell>
          <table:table-cell table:style-name="ce1" office:value-type="string">
            <text:p>hartmann.info</text:p>
          </table:table-cell>
          <table:table-cell table:style-name="ce3" office:value-type="string">
            <text:p>bohumil.stanek@hartmann.info</text:p>
          </table:table-cell>
          <table:table-cell table:style-name="ce1" table:number-columns-repeated="2"/>
          <table:table-cell table:style-name="ce1" office:value-type="string">
            <text:p>hartmann</text:p>
          </table:table-cell>
          <table:table-cell table:style-name="ce1" office:value-type="string">
            <text:p>HARTMANN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HARTMANN</text:p>
          </table:table-cell>
          <table:table-cell table:style-name="ce1" office:value-type="string">
            <text:p>Paweł</text:p>
          </table:table-cell>
          <table:table-cell table:style-name="ce1" office:value-type="string">
            <text:p>Czołnik</text:p>
          </table:table-cell>
          <table:table-cell table:style-name="ce1" office:value-type="string">
            <text:p>Senior Global Category Manager for IT and Marketing</text:p>
          </table:table-cell>
          <table:table-cell table:style-name="ce1" office:value-type="string">
            <text:p>hartmann.info</text:p>
          </table:table-cell>
          <table:table-cell table:style-name="ce3" office:value-type="string">
            <text:p>Pawel.Czolnik@hartmann.info</text:p>
          </table:table-cell>
          <table:table-cell table:style-name="ce1" table:number-columns-repeated="3"/>
          <table:table-cell table:style-name="ce1" office:value-type="string">
            <text:p>HARTMANN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HeidelbergCement AG</text:p>
          </table:table-cell>
          <table:table-cell table:style-name="ce1" office:value-type="string">
            <text:p>Peter</text:p>
          </table:table-cell>
          <table:table-cell table:style-name="ce1" office:value-type="string">
            <text:p>Bolzmann</text:p>
          </table:table-cell>
          <table:table-cell table:style-name="ce1" office:value-type="string">
            <text:p>Beratung u. Vertrieb Zement</text:p>
          </table:table-cell>
          <table:table-cell table:style-name="ce1" office:value-type="string">
            <text:p>heidelbergcement.com</text:p>
          </table:table-cell>
          <table:table-cell table:style-name="ce3" office:value-type="string">
            <text:p>peter.bolzmann@heidelbergcement.com</text:p>
          </table:table-cell>
          <table:table-cell table:style-name="ce3"/>
          <table:table-cell table:style-name="ce1"/>
          <table:table-cell table:style-name="ce1" office:value-type="string">
            <text:p>heidelbergcement</text:p>
          </table:table-cell>
          <table:table-cell table:style-name="ce1" office:value-type="string">
            <text:p>HeidelbergCement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HELLA</text:p>
          </table:table-cell>
          <table:table-cell table:style-name="ce1" office:value-type="string">
            <text:p>Oliver</text:p>
          </table:table-cell>
          <table:table-cell table:style-name="ce1" office:value-type="string">
            <text:p>Steinig</text:p>
          </table:table-cell>
          <table:table-cell table:style-name="ce1" office:value-type="string">
            <text:p>Werkstudent</text:p>
          </table:table-cell>
          <table:table-cell table:style-name="ce2" office:value-type="string">
            <text:p><text:a xlink:href="http://hella.com/">hella.com</text:a></text:p>
          </table:table-cell>
          <table:table-cell table:style-name="ce3" office:value-type="string">
            <text:p>oliver.steinig@hella.com</text:p>
          </table:table-cell>
          <table:table-cell table:style-name="ce2" office:value-type="string">
            <text:p><text:a xlink:href="https://de.linkedin.com/in/oliver-steinig-2204469b">https://de.linkedin.com/in/oliver-steinig-2204469b</text:a></text:p>
          </table:table-cell>
          <table:table-cell table:style-name="ce1"/>
          <table:table-cell table:style-name="ce2" office:value-type="string">
            <text:p><text:a xlink:href="http://hella.com/">hella</text:a></text:p>
          </table:table-cell>
          <table:table-cell table:style-name="ce1" office:value-type="string">
            <text:p>HELLA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Höffner Möbelgesellschaft</text:p>
          </table:table-cell>
          <table:table-cell table:style-name="ce1" office:value-type="string">
            <text:p>Nikolaus</text:p>
          </table:table-cell>
          <table:table-cell table:style-name="ce1" office:value-type="string">
            <text:p>Raab</text:p>
          </table:table-cell>
          <table:table-cell table:style-name="ce1"/>
          <table:table-cell table:style-name="ce2" office:value-type="string">
            <text:p><text:a xlink:href="http://hoeffner.de/">hoeffner.de</text:a></text:p>
          </table:table-cell>
          <table:table-cell table:style-name="ce3" office:value-type="string">
            <text:p>nikolaus.raab@hoeffner.de</text:p>
          </table:table-cell>
          <table:table-cell table:style-name="ce3"/>
          <table:table-cell table:style-name="ce1"/>
          <table:table-cell table:style-name="ce2" office:value-type="string">
            <text:p><text:a xlink:href="http://hoeffner.de/">hoeffner</text:a></text:p>
          </table:table-cell>
          <table:table-cell table:style-name="ce1" office:value-type="string">
            <text:p>Höffner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Jungheinrich PROFISHOP AG &amp; Co. KG</text:p>
          </table:table-cell>
          <table:table-cell table:style-name="ce1" office:value-type="string">
            <text:p>Frank</text:p>
          </table:table-cell>
          <table:table-cell table:style-name="ce1" office:value-type="string">
            <text:p>Siebken</text:p>
          </table:table-cell>
          <table:table-cell table:style-name="ce1" office:value-type="string">
            <text:p>Head of Digital Business / Operations</text:p>
          </table:table-cell>
          <table:table-cell table:style-name="ce1" office:value-type="string">
            <text:p>jungheinrich.de</text:p>
          </table:table-cell>
          <table:table-cell table:style-name="ce3" office:value-type="string">
            <text:p>Frank.Siebken@jungheinrich.de</text:p>
          </table:table-cell>
          <table:table-cell table:style-name="ce3"/>
          <table:table-cell table:style-name="ce1"/>
          <table:table-cell table:style-name="ce1" office:value-type="string">
            <text:p>jungheinrich</text:p>
          </table:table-cell>
          <table:table-cell table:style-name="ce1" office:value-type="string">
            <text:p>Jungheinrich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Knorr-Bremse</text:p>
          </table:table-cell>
          <table:table-cell table:style-name="ce1" office:value-type="string">
            <text:p>Kristof</text:p>
          </table:table-cell>
          <table:table-cell table:style-name="ce1" office:value-type="string">
            <text:p>Rumprecht</text:p>
          </table:table-cell>
          <table:table-cell table:style-name="ce1" office:value-type="string">
            <text:p>Sales- &amp; Projectmanager</text:p>
          </table:table-cell>
          <table:table-cell table:style-name="ce1" office:value-type="string">
            <text:p>knorr-bremse.com</text:p>
          </table:table-cell>
          <table:table-cell table:style-name="ce3" office:value-type="string">
            <text:p>kristof.rumprecht@knorr-bremse.com</text:p>
          </table:table-cell>
          <table:table-cell table:style-name="ce3"/>
          <table:table-cell table:style-name="ce1"/>
          <table:table-cell table:style-name="ce1" office:value-type="string">
            <text:p>knorr-bremse</text:p>
          </table:table-cell>
          <table:table-cell table:style-name="ce1" office:value-type="string">
            <text:p>Knorr-Bremse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Koordination GLOBUS-Betriebe GmbH &amp; Co. KG</text:p>
          </table:table-cell>
          <table:table-cell table:style-name="ce1" office:value-type="string">
            <text:p>Christian</text:p>
          </table:table-cell>
          <table:table-cell table:style-name="ce1" office:value-type="string">
            <text:p>Ludwig</text:p>
          </table:table-cell>
          <table:table-cell table:style-name="ce1" office:value-type="string">
            <text:p>Geschäftsleiter i.E.</text:p>
          </table:table-cell>
          <table:table-cell table:style-name="ce2" office:value-type="string">
            <text:p><text:a xlink:href="http://globus.net/">globus.net</text:a></text:p>
          </table:table-cell>
          <table:table-cell table:style-name="ce2" office:value-type="string">
            <text:p><text:a xlink:href="mailto:c.ludwig@globus.net">c.ludwig@globus.net</text:a></text:p>
          </table:table-cell>
          <table:table-cell table:style-name="ce6" office:value-type="string">
            <text:p><text:a xlink:href="https://www.linkedin.com/sales/people/ACwAAAUMXqABZ9_CaMWyO3uJc1TIpApyLWAl-Iw,NAME_SEARCH,1d_S?_ntb=D1AJqk7%2BSGuqwC%2BodrfG4Q%3D%3D">https://www.linkedin.com/sales/people/ACwAAAUMXqABZ9_CaMWyO3uJc1TIpApyLWAl-Iw,NAME_SEARCH,1d_S?_ntb=D1AJqk7%2BSGuqwC%2BodrfG4Q%3D%3D</text:a></text:p>
          </table:table-cell>
          <table:table-cell table:style-name="ce1"/>
          <table:table-cell table:style-name="ce2" office:value-type="string">
            <text:p><text:a xlink:href="http://globus.net/">globus</text:a></text:p>
          </table:table-cell>
          <table:table-cell table:style-name="ce1" office:value-type="string">
            <text:p>Koordination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Lehmanns Fachbuchhandlung</text:p>
          </table:table-cell>
          <table:table-cell table:style-name="ce1" office:value-type="string">
            <text:p>Sabine</text:p>
          </table:table-cell>
          <table:table-cell table:style-name="ce1" office:value-type="string">
            <text:p>Schönfelder</text:p>
          </table:table-cell>
          <table:table-cell table:style-name="ce1" office:value-type="string">
            <text:p>Verkaufsleiter</text:p>
          </table:table-cell>
          <table:table-cell table:style-name="ce2" office:value-type="string">
            <text:p><text:a xlink:href="http://lehmanns.de/">lehmanns.de</text:a></text:p>
          </table:table-cell>
          <table:table-cell table:style-name="ce6" office:value-type="string">
            <text:p><text:a xlink:href="mailto:s.schonfelder@lehmanns.de">s.schonfelder@lehmanns.de</text:a></text:p>
          </table:table-cell>
          <table:table-cell table:style-name="ce6" office:value-type="string">
            <text:p><text:a xlink:href="https://www.linkedin.com/sales/people/ACwAAB9n9FEBfWfkmsBWR7j3JdDg4XX9uZZc9ok,OUT_OF_NETWORK,JyiE?_ntb=D1AJqk7%2BSGuqwC%2BodrfG4Q%3D%3D">https://www.linkedin.com/sales/people/ACwAAB9n9FEBfWfkmsBWR7j3JdDg4XX9uZZc9ok,OUT_OF_NETWORK,JyiE?_ntb=D1AJqk7%2BSGuqwC%2BodrfG4Q%3D%3D</text:a></text:p>
          </table:table-cell>
          <table:table-cell table:style-name="ce1"/>
          <table:table-cell table:style-name="ce2" office:value-type="string">
            <text:p><text:a xlink:href="http://lehmanns.de/">lehmanns</text:a></text:p>
          </table:table-cell>
          <table:table-cell table:style-name="ce1" office:value-type="string">
            <text:p>Lehmann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Lekkerland AG &amp; Co. KG</text:p>
          </table:table-cell>
          <table:table-cell table:style-name="ce1" office:value-type="string">
            <text:p>Boris</text:p>
          </table:table-cell>
          <table:table-cell table:style-name="ce1" office:value-type="string">
            <text:p>Awdejew</text:p>
          </table:table-cell>
          <table:table-cell table:style-name="ce1" office:value-type="string">
            <text:p>Chief Information Security Officer (CISO)</text:p>
          </table:table-cell>
          <table:table-cell table:style-name="ce2" office:value-type="string">
            <text:p><text:a xlink:href="http://lekkerland.com/">lekkerland.com</text:a></text:p>
          </table:table-cell>
          <table:table-cell table:style-name="ce3" office:value-type="string">
            <text:p>boris.awdejew@lekkerland.com</text:p>
          </table:table-cell>
          <table:table-cell table:style-name="ce6" office:value-type="string">
            <text:p><text:a xlink:href="https://www.linkedin.com/sales/people/ACwAABk2NIwBuVpajo02SltbE3I7LfY1ozVjiE4,NAME_SEARCH,zRuy?_ntb=9pUTUsA8SAWjQun64NAcrw%3D%3D">https://www.linkedin.com/sales/people/ACwAABk2NIwBuVpajo02SltbE3I7LfY1ozVjiE4,NAME_SEARCH,zRuy?_ntb=9pUTUsA8SAWjQun64NAcrw%3D%3D</text:a></text:p>
          </table:table-cell>
          <table:table-cell table:style-name="ce1"/>
          <table:table-cell table:style-name="ce2" office:value-type="string">
            <text:p><text:a xlink:href="http://lekkerland.com/">lekkerland</text:a></text:p>
          </table:table-cell>
          <table:table-cell table:style-name="ce1" office:value-type="string">
            <text:p>Lekkerland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Lenovo</text:p>
          </table:table-cell>
          <table:table-cell table:style-name="ce1" office:value-type="string">
            <text:p>Arno</text:p>
          </table:table-cell>
          <table:table-cell table:style-name="ce1" office:value-type="string">
            <text:p>Bartsch</text:p>
          </table:table-cell>
          <table:table-cell table:style-name="ce1" office:value-type="string">
            <text:p>Sr. Solution Service Sales Exec.</text:p>
          </table:table-cell>
          <table:table-cell table:style-name="ce2" office:value-type="string">
            <text:p><text:a xlink:href="http://lenovo.com/">lenovo.com</text:a></text:p>
          </table:table-cell>
          <table:table-cell table:style-name="ce3" office:value-type="string">
            <text:p>abartsch@lenovo.com</text:p>
          </table:table-cell>
          <table:table-cell table:style-name="ce6" office:value-type="string">
            <text:p><text:a xlink:href="https://www.linkedin.com/sales/people/ACwAABLSwKkBlWy6IeCPJeuJO15rb5H-b1GD_Qc,NAME_SEARCH,qSPI?_ntb=Om4PWA2aSqaJd0yaRPHY3A%3D%3D">https://www.linkedin.com/sales/people/ACwAABLSwKkBlWy6IeCPJeuJO15rb5H-b1GD_Qc,NAME_SEARCH,qSPI?_ntb=Om4PWA2aSqaJd0yaRPHY3A%3D%3D</text:a></text:p>
          </table:table-cell>
          <table:table-cell table:style-name="ce1"/>
          <table:table-cell table:style-name="ce2" office:value-type="string">
            <text:p><text:a xlink:href="http://lenovo.com/">lenovo</text:a></text:p>
          </table:table-cell>
          <table:table-cell table:style-name="ce1" office:value-type="string">
            <text:p>Lenovo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LEONI</text:p>
          </table:table-cell>
          <table:table-cell table:style-name="ce1" office:value-type="string">
            <text:p>Cédric</text:p>
          </table:table-cell>
          <table:table-cell table:style-name="ce1" office:value-type="string">
            <text:p>Baille</text:p>
          </table:table-cell>
          <table:table-cell table:style-name="ce3" office:value-type="string">
            <text:p>Director Sales - Key Account Manager GE</text:p>
          </table:table-cell>
          <table:table-cell table:style-name="ce3" office:value-type="string">
            <text:p>leoni.com</text:p>
          </table:table-cell>
          <table:table-cell table:style-name="ce3" office:value-type="string">
            <text:p>cedric.baille@leoni.com</text:p>
          </table:table-cell>
          <table:table-cell table:style-name="ce3" table:number-columns-repeated="2"/>
          <table:table-cell table:style-name="ce3" office:value-type="string">
            <text:p>leoni</text:p>
          </table:table-cell>
          <table:table-cell table:style-name="ce1" office:value-type="string">
            <text:p>LEONI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Lillydoo</text:p>
          </table:table-cell>
          <table:table-cell table:style-name="ce1" office:value-type="string">
            <text:p>Jenny</text:p>
          </table:table-cell>
          <table:table-cell table:style-name="ce1" office:value-type="string">
            <text:p>Sigaux</text:p>
          </table:table-cell>
          <table:table-cell table:style-name="ce1" office:value-type="string">
            <text:p>Country Manager Western Europe</text:p>
          </table:table-cell>
          <table:table-cell table:style-name="ce1" office:value-type="string">
            <text:p>lillydoo.com</text:p>
          </table:table-cell>
          <table:table-cell table:style-name="ce3" office:value-type="string">
            <text:p>jenny@lillydoo.com</text:p>
          </table:table-cell>
          <table:table-cell table:style-name="ce3"/>
          <table:table-cell table:style-name="ce1" office:value-type="string">
            <text:p>Lillydoo</text:p>
          </table:table-cell>
          <table:table-cell table:style-name="ce1"/>
          <table:table-cell table:style-name="ce1" table:formula="of:=iferror(VLOOKUP([.H376];all!j:j;1;0);1)" office:value-type="float" office:value="0">
            <text:p>#NAME?</text:p>
          </table:table-cell>
          <table:table-cell table:style-name="ce11" table:formula="of:=iferror(VLOOKUP([.I376];all!i:i;1;0);1)" office:value-type="float" office:value="0">
            <text:p>#NAME?</text:p>
          </table:table-cell>
          <table:table-cell table:style-name="ce12" table:formula="of:=iferror(VLOOKUP([.E376];all!e:e;1;0);1)" office:value-type="float" office:value="0">
            <text:p>#NAME?</text:p>
          </table:table-cell>
          <table:table-cell table:style-name="ce1" table:number-columns-repeated="25"/>
          <table:table-cell table:number-columns-repeated="987"/>
        </table:table-row>
        <table:table-row table:style-name="ro2">
          <table:table-cell table:style-name="ce1" office:value-type="string">
            <text:p>ProSiebenSat.1</text:p>
          </table:table-cell>
          <table:table-cell table:style-name="ce1" office:value-type="string">
            <text:p>Sarah</text:p>
          </table:table-cell>
          <table:table-cell table:style-name="ce1" office:value-type="string">
            <text:p>Kraynick</text:p>
          </table:table-cell>
          <table:table-cell table:style-name="ce1" office:value-type="string">
            <text:p>Senior Android Developer</text:p>
          </table:table-cell>
          <table:table-cell table:style-name="ce6" office:value-type="string">
            <text:p><text:a xlink:href="http://prosiebensat1.com/">prosiebensat1.com</text:a></text:p>
          </table:table-cell>
          <table:table-cell table:style-name="ce3"/>
          <table:table-cell table:style-name="ce6" office:value-type="string">
            <text:p><text:a xlink:href="https://de.linkedin.com/in/sarahkraynick">https://de.linkedin.com/in/sarahkraynick</text:a></text:p>
          </table:table-cell>
          <table:table-cell table:style-name="ce1"/>
          <table:table-cell table:style-name="ce2" office:value-type="string">
            <text:p><text:a xlink:href="http://prosiebensat1.com/">prosiebensat1</text:a></text:p>
          </table:table-cell>
          <table:table-cell table:style-name="ce1" office:value-type="string">
            <text:p>Magic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Maisons du Monde</text:p>
          </table:table-cell>
          <table:table-cell table:style-name="ce1" office:value-type="string">
            <text:p>Florent</text:p>
          </table:table-cell>
          <table:table-cell table:style-name="ce1" office:value-type="string">
            <text:p>de Arriba</text:p>
          </table:table-cell>
          <table:table-cell table:style-name="ce1" office:value-type="string">
            <text:p>Creative Director</text:p>
          </table:table-cell>
          <table:table-cell table:style-name="ce1" office:value-type="string">
            <text:p>maisonsdumonde.com</text:p>
          </table:table-cell>
          <table:table-cell table:style-name="ce3" office:value-type="string">
            <text:p>fdearriba@maisonsdumonde.com</text:p>
          </table:table-cell>
          <table:table-cell table:style-name="ce3"/>
          <table:table-cell table:style-name="ce1"/>
          <table:table-cell table:style-name="ce1" office:value-type="string">
            <text:p>maisonsdumonde</text:p>
          </table:table-cell>
          <table:table-cell table:style-name="ce1" office:value-type="string">
            <text:p>Maisons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MASKWORLD</text:p>
          </table:table-cell>
          <table:table-cell table:style-name="ce1" office:value-type="string">
            <text:p>Georg</text:p>
          </table:table-cell>
          <table:table-cell table:style-name="ce1" office:value-type="string">
            <text:p>Dittrich</text:p>
          </table:table-cell>
          <table:table-cell table:style-name="ce1" office:value-type="string">
            <text:p>CEO</text:p>
          </table:table-cell>
          <table:table-cell table:style-name="ce3" office:value-type="string">
            <text:p>maskworld.com</text:p>
          </table:table-cell>
          <table:table-cell table:style-name="ce3" office:value-type="string">
            <text:p>g.dittrich@maskworld.com</text:p>
          </table:table-cell>
          <table:table-cell table:style-name="ce3"/>
          <table:table-cell table:style-name="ce1"/>
          <table:table-cell table:style-name="ce3" office:value-type="string">
            <text:p>maskworld</text:p>
          </table:table-cell>
          <table:table-cell table:style-name="ce1" office:value-type="string">
            <text:p>MASKWORLD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McKesson Europe AG</text:p>
          </table:table-cell>
          <table:table-cell table:style-name="ce1" office:value-type="string">
            <text:p>Katia</text:p>
          </table:table-cell>
          <table:table-cell table:style-name="ce1" office:value-type="string">
            <text:p>Vitali</text:p>
          </table:table-cell>
          <table:table-cell table:style-name="ce3" office:value-type="string">
            <text:p>Group Controller - Marketing &amp; Sales</text:p>
          </table:table-cell>
          <table:table-cell table:style-name="ce6" office:value-type="string">
            <text:p><text:a xlink:href="http://mckesson.eu/">mckesson.eu</text:a></text:p>
          </table:table-cell>
          <table:table-cell table:style-name="ce2" office:value-type="string">
            <text:p><text:a xlink:href="mailto:katia.vitali@mckesson.eu">katia.vitali@mckesson.eu</text:a></text:p>
          </table:table-cell>
          <table:table-cell table:style-name="ce2" office:value-type="string">
            <text:p><text:a xlink:href="https://www.linkedin.com/sales/people/ACwAAALjJpkB3yA-XeurFOpe6ImWYkKvfz_pZMo,NAME_SEARCH,iBnn?_ntb=D1AJqk7%2BSGuqwC%2BodrfG4Q%3D%3D">https://www.linkedin.com/sales/people/ACwAAALjJpkB3yA-XeurFOpe6ImWYkKvfz_pZMo,NAME_SEARCH,iBnn?_ntb=D1AJqk7%2BSGuqwC%2BodrfG4Q%3D%3D</text:a></text:p>
          </table:table-cell>
          <table:table-cell table:style-name="ce3"/>
          <table:table-cell table:style-name="ce6" office:value-type="string">
            <text:p><text:a xlink:href="http://mckesson.eu/">mckesson</text:a></text:p>
          </table:table-cell>
          <table:table-cell table:style-name="ce1" office:value-type="string">
            <text:p>McKesson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medikamente per click</text:p>
          </table:table-cell>
          <table:table-cell table:style-name="ce1" office:value-type="string">
            <text:p>Stephan </text:p>
          </table:table-cell>
          <table:table-cell table:style-name="ce1" office:value-type="string">
            <text:p>Ilius</text:p>
          </table:table-cell>
          <table:table-cell table:style-name="ce1" office:value-type="string">
            <text:p>Marketing</text:p>
          </table:table-cell>
          <table:table-cell table:style-name="ce2" office:value-type="string">
            <text:p><text:a xlink:href="https://www.edelmetall-handel.de/">edelmetall-handel.de</text:a></text:p>
          </table:table-cell>
          <table:table-cell table:style-name="ce1" office:value-type="string">
            <text:p>s.llius@medikamente-per-klick.de</text:p>
          </table:table-cell>
          <table:table-cell table:style-name="ce6" office:value-type="string">
            <text:p><text:a xlink:href="https://www.linkedin.com/in/stephan-ilius-4540803a/">https://www.linkedin.com/in/stephan-ilius-4540803a/</text:a></text:p>
          </table:table-cell>
          <table:table-cell table:style-name="ce1"/>
          <table:table-cell table:style-name="ce2" office:value-type="string">
            <text:p><text:a xlink:href="https://www.edelmetall-handel.de/">edelmetall-handel</text:a></text:p>
          </table:table-cell>
          <table:table-cell table:style-name="ce1" office:value-type="string">
            <text:p>medikamente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MediMax Online GmbH </text:p>
          </table:table-cell>
          <table:table-cell table:style-name="ce1" office:value-type="string">
            <text:p>Juergen</text:p>
          </table:table-cell>
          <table:table-cell table:style-name="ce1" office:value-type="string">
            <text:p>Welke</text:p>
          </table:table-cell>
          <table:table-cell table:style-name="ce1" office:value-type="string">
            <text:p>Manager Logistics </text:p>
          </table:table-cell>
          <table:table-cell table:style-name="ce1" office:value-type="string">
            <text:p>medimax.de</text:p>
          </table:table-cell>
          <table:table-cell table:style-name="ce3" office:value-type="string">
            <text:p>jwelke@medimax.de</text:p>
          </table:table-cell>
          <table:table-cell table:style-name="ce3"/>
          <table:table-cell table:style-name="ce1"/>
          <table:table-cell table:style-name="ce1" office:value-type="string">
            <text:p>medimax</text:p>
          </table:table-cell>
          <table:table-cell table:style-name="ce1" office:value-type="string">
            <text:p>MediMax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Metro Cash &amp; Carry</text:p>
          </table:table-cell>
          <table:table-cell table:style-name="ce1" office:value-type="string">
            <text:p>Thomas</text:p>
          </table:table-cell>
          <table:table-cell table:style-name="ce1" office:value-type="string">
            <text:p>Storck</text:p>
          </table:table-cell>
          <table:table-cell table:style-name="ce1" office:value-type="string">
            <text:p>CEO</text:p>
          </table:table-cell>
          <table:table-cell table:style-name="ce6" office:value-type="string">
            <text:p><text:a xlink:href="http://metro.de/">metro.de</text:a></text:p>
          </table:table-cell>
          <table:table-cell table:style-name="ce6" office:value-type="string">
            <text:p><text:a xlink:href="mailto:thomas.storck@metro.de">thomas.storck@metro.de</text:a></text:p>
          </table:table-cell>
          <table:table-cell table:style-name="ce6" office:value-type="string">
            <text:p><text:a xlink:href="https://www.linkedin.com/sales/people/ACwAAAAHakoBkoIxvYMmLypfL5oPP4WhPdUzkxo,NAME_SEARCH,kvHW?_ntb=E3Z9ujCdQTSUSzbhE3oZ0Q%3D%3D">https://www.linkedin.com/sales/people/ACwAAAAHakoBkoIxvYMmLypfL5oPP4WhPdUzkxo,NAME_SEARCH,kvHW?_ntb=E3Z9ujCdQTSUSzbhE3oZ0Q%3D%3D</text:a></text:p>
          </table:table-cell>
          <table:table-cell table:style-name="ce1"/>
          <table:table-cell table:style-name="ce6" office:value-type="string">
            <text:p><text:a xlink:href="http://metro.de/">metro</text:a></text:p>
          </table:table-cell>
          <table:table-cell table:style-name="ce1" office:value-type="string">
            <text:p>Metro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Michael Kors</text:p>
          </table:table-cell>
          <table:table-cell table:style-name="ce1" office:value-type="string">
            <text:p>Rafal</text:p>
          </table:table-cell>
          <table:table-cell table:style-name="ce1" office:value-type="string">
            <text:p>Switon</text:p>
          </table:table-cell>
          <table:table-cell table:style-name="ce3" office:value-type="string">
            <text:p>Visual Merchandising Manager EU</text:p>
          </table:table-cell>
          <table:table-cell table:style-name="ce3" office:value-type="string">
            <text:p>michaelkors.com</text:p>
          </table:table-cell>
          <table:table-cell table:style-name="ce3" office:value-type="string">
            <text:p>rafal.switon@michaelkors.com</text:p>
          </table:table-cell>
          <table:table-cell table:style-name="ce3" table:number-columns-repeated="2"/>
          <table:table-cell table:style-name="ce3" office:value-type="string">
            <text:p>michaelkors</text:p>
          </table:table-cell>
          <table:table-cell table:style-name="ce1" office:value-type="string">
            <text:p>Michael</text:p>
          </table:table-cell>
          <table:table-cell table:style-name="ce1" table:number-columns-repeated="27"/>
          <table:table-cell table:number-columns-repeated="987"/>
        </table:table-row>
        <table:table-row table:style-name="ro1">
          <table:table-cell table:style-name="ce1" office:value-type="string">
            <text:p>Miele &amp; Cie</text:p>
          </table:table-cell>
          <table:table-cell table:style-name="ce1" office:value-type="string">
            <text:p>Martina</text:p>
          </table:table-cell>
          <table:table-cell table:style-name="ce1" office:value-type="string">
            <text:p>Swenson</text:p>
          </table:table-cell>
          <table:table-cell table:style-name="ce1" office:value-type="string">
            <text:p>Head of Marketing Communications, Online Marketing &amp; Project Management</text:p>
          </table:table-cell>
          <table:table-cell table:style-name="ce1" office:value-type="string">
            <text:p>miele.de</text:p>
          </table:table-cell>
          <table:table-cell table:style-name="ce3" office:value-type="string">
            <text:p>martina.swenson@miele.de</text:p>
          </table:table-cell>
          <table:table-cell table:style-name="ce3"/>
          <table:table-cell table:style-name="ce1"/>
          <table:table-cell table:style-name="ce1" office:value-type="string">
            <text:p>miele</text:p>
          </table:table-cell>
          <table:table-cell table:style-name="ce1" office:value-type="string">
            <text:p>Miele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Peek &amp; Cloppenburg</text:p>
          </table:table-cell>
          <table:table-cell table:style-name="ce1" office:value-type="string">
            <text:p>Geraldine</text:p>
          </table:table-cell>
          <table:table-cell table:style-name="ce1" office:value-type="string">
            <text:p>Knopf</text:p>
          </table:table-cell>
          <table:table-cell table:style-name="ce1" office:value-type="string">
            <text:p>CRM, Marketing and Conten Management Intern</text:p>
          </table:table-cell>
          <table:table-cell table:style-name="ce2" office:value-type="string">
            <text:p><text:a xlink:href="http://peek-cloppenburg.de/">peek-cloppenburg.de</text:a></text:p>
          </table:table-cell>
          <table:table-cell table:style-name="ce3" office:value-type="string">
            <text:p>geraldine.knopf@peek-cloppenburg.de</text:p>
          </table:table-cell>
          <table:table-cell table:style-name="ce6" office:value-type="string">
            <text:p><text:a xlink:href="https://de.linkedin.com/in/geraldine-knopf-b6709778">https://de.linkedin.com/in/geraldine-knopf-b6709778</text:a></text:p>
          </table:table-cell>
          <table:table-cell table:style-name="ce1"/>
          <table:table-cell table:style-name="ce2" office:value-type="string">
            <text:p><text:a xlink:href="http://peek-cloppenburg.de/">peek-cloppenburg</text:a></text:p>
          </table:table-cell>
          <table:table-cell table:style-name="ce1" office:value-type="string">
            <text:p>Miscota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Munich Re (Group)</text:p>
          </table:table-cell>
          <table:table-cell table:style-name="ce1" office:value-type="string">
            <text:p>Stephan</text:p>
          </table:table-cell>
          <table:table-cell table:style-name="ce1" office:value-type="string">
            <text:p>Kristyn</text:p>
          </table:table-cell>
          <table:table-cell table:style-name="ce1" office:value-type="string">
            <text:p>Cloud Infrastructure, TDD and just getting things done.</text:p>
          </table:table-cell>
          <table:table-cell table:style-name="ce6" office:value-type="string">
            <text:p><text:a xlink:href="http://munichre.com/">munichre.com</text:a></text:p>
          </table:table-cell>
          <table:table-cell table:style-name="ce3" office:value-type="string">
            <text:p>skristyn@munichre.com</text:p>
          </table:table-cell>
          <table:table-cell table:style-name="ce6" office:value-type="string">
            <text:p><text:a xlink:href="https://www.linkedin.com/sales/people/ACwAAAzKxEQBsXRhyLDOM6y7cwj8TFZHulJSEpU,NAME_SEARCH,vqu9?_ntb=fWV1xHfMQPWCgbBZKKpWrw%3D%3D">https://www.linkedin.com/sales/people/ACwAAAzKxEQBsXRhyLDOM6y7cwj8TFZHulJSEpU,NAME_SEARCH,vqu9?_ntb=fWV1xHfMQPWCgbBZKKpWrw%3D%3D</text:a></text:p>
          </table:table-cell>
          <table:table-cell table:style-name="ce1"/>
          <table:table-cell table:style-name="ce6" office:value-type="string">
            <text:p><text:a xlink:href="http://munichre.com/">munichre</text:a></text:p>
          </table:table-cell>
          <table:table-cell table:style-name="ce1" office:value-type="string">
            <text:p>Munich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Musikhaus Thomann</text:p>
          </table:table-cell>
          <table:table-cell table:style-name="ce1" office:value-type="string">
            <text:p>Erik</text:p>
          </table:table-cell>
          <table:table-cell table:style-name="ce1" office:value-type="string">
            <text:p>Scholz</text:p>
          </table:table-cell>
          <table:table-cell table:style-name="ce3" office:value-type="string">
            <text:p>Head of UX</text:p>
          </table:table-cell>
          <table:table-cell table:style-name="ce6" office:value-type="string">
            <text:p><text:a xlink:href="http://thomann.de/">thomann.de</text:a></text:p>
          </table:table-cell>
          <table:table-cell table:style-name="ce2" office:value-type="string">
            <text:p><text:a xlink:href="mailto:erik.scholz@thomann.de">erik.scholz@thomann.de</text:a></text:p>
          </table:table-cell>
          <table:table-cell table:style-name="ce6" office:value-type="string">
            <text:p><text:a xlink:href="https://www.linkedin.com/sales/people/ACwAAAfaB0gBF99Y9368PcEVPKoX_KfcEG2xdLc,NAME_SEARCH,vZLu?_ntb=E3Z9ujCdQTSUSzbhE3oZ0Q%3D%3D">https://www.linkedin.com/sales/people/ACwAAAfaB0gBF99Y9368PcEVPKoX_KfcEG2xdLc,NAME_SEARCH,vZLu?_ntb=E3Z9ujCdQTSUSzbhE3oZ0Q%3D%3D</text:a></text:p>
          </table:table-cell>
          <table:table-cell table:style-name="ce3"/>
          <table:table-cell table:style-name="ce6" office:value-type="string">
            <text:p><text:a xlink:href="http://thomann.de/">thomann</text:a></text:p>
          </table:table-cell>
          <table:table-cell table:style-name="ce1" office:value-type="string">
            <text:p>Musikhaus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mymuesli</text:p>
          </table:table-cell>
          <table:table-cell table:style-name="ce1" office:value-type="string">
            <text:p>Sophie</text:p>
          </table:table-cell>
          <table:table-cell table:style-name="ce1" office:value-type="string">
            <text:p>Hechinger</text:p>
          </table:table-cell>
          <table:table-cell table:style-name="ce1" office:value-type="string">
            <text:p>Business Development Manager</text:p>
          </table:table-cell>
          <table:table-cell table:style-name="ce2" office:value-type="string">
            <text:p><text:a xlink:href="http://mymuesli.com/">mymuesli.com</text:a></text:p>
          </table:table-cell>
          <table:table-cell table:style-name="ce3" office:value-type="string">
            <text:p>sophie.hechinger@mymuesli.com</text:p>
          </table:table-cell>
          <table:table-cell table:style-name="ce6" office:value-type="string">
            <text:p><text:a xlink:href="https://de.linkedin.com/in/sophiehechinger">https://de.linkedin.com/in/sophiehechinger</text:a></text:p>
          </table:table-cell>
          <table:table-cell table:style-name="ce1"/>
          <table:table-cell table:style-name="ce2" office:value-type="string">
            <text:p><text:a xlink:href="http://mymuesli.com/">mymuesli</text:a></text:p>
          </table:table-cell>
          <table:table-cell table:style-name="ce1" office:value-type="string">
            <text:p>mymuesli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myposter GmbH</text:p>
          </table:table-cell>
          <table:table-cell table:style-name="ce1" office:value-type="string">
            <text:p>Lucia</text:p>
          </table:table-cell>
          <table:table-cell table:style-name="ce1" office:value-type="string">
            <text:p>Masarova</text:p>
          </table:table-cell>
          <table:table-cell table:style-name="ce1" office:value-type="string">
            <text:p>Online Marketing Manager</text:p>
          </table:table-cell>
          <table:table-cell table:style-name="ce2" office:value-type="string">
            <text:p><text:a xlink:href="http://myposter.de/">myposter.de</text:a></text:p>
          </table:table-cell>
          <table:table-cell table:style-name="ce3" office:value-type="string">
            <text:p>lucia.masarova@myposter.de</text:p>
          </table:table-cell>
          <table:table-cell table:style-name="ce6" office:value-type="string">
            <text:p><text:a xlink:href="https://www.linkedin.com/sales/people/ACwAABPXHtYBrHmI6kjeg6a-1Fs9Hqi5ZfATgKQ,NAME_SEARCH,DZFa?_ntb=Hb2REn5hSjGUohkqRfJJAQ%3D%3D">https://www.linkedin.com/sales/people/ACwAABPXHtYBrHmI6kjeg6a-1Fs9Hqi5ZfATgKQ,NAME_SEARCH,DZFa?_ntb=Hb2REn5hSjGUohkqRfJJAQ%3D%3D</text:a></text:p>
          </table:table-cell>
          <table:table-cell table:style-name="ce1"/>
          <table:table-cell table:style-name="ce2" office:value-type="string">
            <text:p><text:a xlink:href="http://myposter.de/">myposter</text:a></text:p>
          </table:table-cell>
          <table:table-cell table:style-name="ce1" office:value-type="string">
            <text:p>myposter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Nestlé</text:p>
          </table:table-cell>
          <table:table-cell table:style-name="ce1" office:value-type="string">
            <text:p>Fiene</text:p>
          </table:table-cell>
          <table:table-cell table:style-name="ce1" office:value-type="string">
            <text:p>Kütscher</text:p>
          </table:table-cell>
          <table:table-cell table:style-name="ce1" office:value-type="string">
            <text:p>Senior Marketing Associate Manager Cerealien &amp; Digital Advisor DACH</text:p>
          </table:table-cell>
          <table:table-cell table:style-name="ce6" office:value-type="string">
            <text:p><text:a xlink:href="http://nestle.com/">nestle.com</text:a></text:p>
          </table:table-cell>
          <table:table-cell table:style-name="ce1" office:value-type="string">
            <text:p>fiene.kutscher@nestle.com</text:p>
          </table:table-cell>
          <table:table-cell table:style-name="ce2" office:value-type="string">
            <text:p><text:a xlink:href="https://www.linkedin.com/sales/people/ACwAAATkSBkBU-BePjUu4TO6GGbiOGuPGovsl8M,NAME_SEARCH,g-qC?_ntb=Hb2REn5hSjGUohkqRfJJAQ%3D%3D">https://www.linkedin.com/sales/people/ACwAAATkSBkBU-BePjUu4TO6GGbiOGuPGovsl8M,NAME_SEARCH,g-qC?_ntb=Hb2REn5hSjGUohkqRfJJAQ%3D%3D</text:a></text:p>
          </table:table-cell>
          <table:table-cell table:style-name="ce1" office:value-type="string">
            <text:p>Nestlé</text:p>
          </table:table-cell>
          <table:table-cell table:style-name="ce6" office:value-type="string">
            <text:p><text:a xlink:href="http://nestle.com/">nestle</text:a></text:p>
          </table:table-cell>
          <table:table-cell table:style-name="ce1" table:formula="of:=iferror(VLOOKUP([.H391];all!j:j;1;0);1)" office:value-type="float" office:value="0">
            <text:p>#NAME?</text:p>
          </table:table-cell>
          <table:table-cell table:style-name="ce12" table:formula="of:=iferror(VLOOKUP([.I391];all!i:i;1;0);1)" office:value-type="float" office:value="0">
            <text:p>#NAME?</text:p>
          </table:table-cell>
          <table:table-cell table:style-name="ce12" table:formula="of:=iferror(VLOOKUP([.E391];all!e:e;1;0);1)" office:value-type="float" office:value="0">
            <text:p>#NAME?</text:p>
          </table:table-cell>
          <table:table-cell table:style-name="ce1" table:number-columns-repeated="2"/>
          <table:table-cell table:style-name="ce2" table:number-columns-repeated="2"/>
          <table:table-cell table:style-name="ce1" table:number-columns-repeated="21"/>
          <table:table-cell table:number-columns-repeated="987"/>
        </table:table-row>
        <table:table-row table:style-name="ro2">
          <table:table-cell table:style-name="ce1" office:value-type="string">
            <text:p>Nestlé Nespresso</text:p>
          </table:table-cell>
          <table:table-cell table:style-name="ce1" office:value-type="string">
            <text:p>Alexandra</text:p>
          </table:table-cell>
          <table:table-cell table:style-name="ce1" office:value-type="string">
            <text:p>Freund</text:p>
          </table:table-cell>
          <table:table-cell table:style-name="ce3" office:value-type="string">
            <text:p>Boutique Manager</text:p>
          </table:table-cell>
          <table:table-cell table:style-name="ce6" office:value-type="string">
            <text:p><text:a xlink:href="http://nespresso.com/">nespresso.com</text:a></text:p>
          </table:table-cell>
          <table:table-cell table:style-name="ce2" office:value-type="string">
            <text:p><text:a xlink:href="mailto:alexandra.freund@nespresso.com">alexandra.freund@nespresso.com</text:a></text:p>
          </table:table-cell>
          <table:table-cell table:style-name="ce2" office:value-type="string">
            <text:p><text:a xlink:href="https://www.linkedin.com/sales/people/ACwAAA50UxMB_eGuBXbdOpyCRQUUoPFbbIWbsSM,NAME_SEARCH,xL07?_ntb=D1AJqk7%2BSGuqwC%2BodrfG4Q%3D%3D">https://www.linkedin.com/sales/people/ACwAAA50UxMB_eGuBXbdOpyCRQUUoPFbbIWbsSM,NAME_SEARCH,xL07?_ntb=D1AJqk7%2BSGuqwC%2BodrfG4Q%3D%3D</text:a></text:p>
          </table:table-cell>
          <table:table-cell table:style-name="ce3"/>
          <table:table-cell table:style-name="ce6" office:value-type="string">
            <text:p><text:a xlink:href="http://nespresso.com/">nespresso</text:a></text:p>
          </table:table-cell>
          <table:table-cell table:style-name="ce1" office:value-type="string">
            <text:p>Nestlé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Netto Markendiscount (EDEKA Group)</text:p>
          </table:table-cell>
          <table:table-cell table:style-name="ce1" office:value-type="string">
            <text:p>Dr. Philipp</text:p>
          </table:table-cell>
          <table:table-cell table:style-name="ce1" office:value-type="string">
            <text:p>Götting</text:p>
          </table:table-cell>
          <table:table-cell table:style-name="ce3" office:value-type="string">
            <text:p>CEO Netto Digital</text:p>
          </table:table-cell>
          <table:table-cell table:style-name="ce6" office:value-type="string">
            <text:p><text:a xlink:href="http://netto.de/">netto.de</text:a></text:p>
          </table:table-cell>
          <table:table-cell table:style-name="ce3" office:value-type="string">
            <text:p>Philipp.Goetting@netto.de</text:p>
          </table:table-cell>
          <table:table-cell table:style-name="ce1"/>
          <table:table-cell table:style-name="ce3" table:number-columns-repeated="2"/>
          <table:table-cell table:style-name="ce1" office:value-type="string">
            <text:p>Netto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1" office:value-type="string">
            <text:p>Nordex / Acciona Windpower</text:p>
          </table:table-cell>
          <table:table-cell table:style-name="ce1" office:value-type="string">
            <text:p>Cordt-Ulrich</text:p>
          </table:table-cell>
          <table:table-cell table:style-name="ce1" office:value-type="string">
            <text:p>Schübeler</text:p>
          </table:table-cell>
          <table:table-cell table:style-name="ce3" office:value-type="string">
            <text:p>Manager Special Projects</text:p>
          </table:table-cell>
          <table:table-cell table:style-name="ce6" office:value-type="string">
            <text:p><text:a xlink:href="http://nordex-online.com/">nordex-online.com</text:a></text:p>
          </table:table-cell>
          <table:table-cell table:style-name="ce2" office:value-type="string">
            <text:p><text:a xlink:href="mailto:cschubeler@nordex-online.com">cschubeler@nordex-online.com</text:a></text:p>
          </table:table-cell>
          <table:table-cell table:style-name="ce6" office:value-type="string">
            <text:p><text:a xlink:href="https://www.linkedin.com/sales/people/ACwAAA_E1LABAXbbTP2Ac1X25f8Ar_JXpMwcU8Q,NAME_SEARCH,towi?_ntb=E3Z9ujCdQTSUSzbhE3oZ0Q%3D%3D">https://www.linkedin.com/sales/people/ACwAAA_E1LABAXbbTP2Ac1X25f8Ar_JXpMwcU8Q,NAME_SEARCH,towi?_ntb=E3Z9ujCdQTSUSzbhE3oZ0Q%3D%3D</text:a></text:p>
          </table:table-cell>
          <table:table-cell table:style-name="ce3"/>
          <table:table-cell table:style-name="ce6" office:value-type="string">
            <text:p><text:a xlink:href="http://nordex-online.com/">nordex-online</text:a></text:p>
          </table:table-cell>
          <table:table-cell table:style-name="ce1" office:value-type="string">
            <text:p>Nordex</text:p>
          </table:table-cell>
          <table:table-cell table:style-name="ce1" table:number-columns-repeated="27"/>
          <table:table-cell table:number-columns-repeated="987"/>
        </table:table-row>
        <table:table-row table:style-name="ro2">
          <table:table-cell table:style-name="ce2" office:value-type="string">
            <text:p><text:a xlink:href="http://notebook.de/">notebook.de</text:a></text:p>
          </table:table-cell>
          <table:table-cell table:style-name="ce1" office:value-type="string">
            <text:p>Daniel</text:p>
          </table:table-cell>
          <table:table-cell table:style-name="ce1" office:value-type="string">
            <text:p>Burdejnik</text:p>
          </table:table-cell>
          <table:table-cell table:style-name="ce1" office:value-type="string">
            <text:p>Computertechniker</text:p>
          </table:table-cell>
          <table:table-cell table:style-name="ce2" office:value-type="string">
            <text:p><text:a xlink:href="http://notebook.de/">notebook.de</text:a></text:p>
          </table:table-cell>
          <table:table-cell table:style-name="ce3" office:value-type="string">
            <text:p>daniel.burdejnik@notebook.de</text:p>
          </table:table-cell>
          <table:table-cell table:style-name="ce6" office:value-type="string">
            <text:p><text:a xlink:href="https://www.linkedin.com/sales/people/ACwAAB5w8lIB8JSWl5GLrxZIvvZ13QgTYtKroPI,NAME_SEARCH,-vt6?_ntb=Hb2REn5hSjGUohkqRfJJAQ%3D%3D">https://www.linkedin.com/sales/people/ACwAAB5w8lIB8JSWl5GLrxZIvvZ13QgTYtKroPI,NAME_SEARCH,-vt6?_ntb=Hb2REn5hSjGUohkqRfJJAQ%3D%3D</text:a></text:p>
          </table:table-cell>
          <table:table-cell table:style-name="ce2"/>
          <table:table-cell table:style-name="ce2" office:value-type="string">
            <text:p><text:a xlink:href="http://notebook.de/">notebook</text:a></text:p>
          </table:table-cell>
          <table:table-cell table:style-name="ce2" office:value-type="string">
            <text:p><text:a xlink:href="http://notebook.de/">notebook.de</text:a></text:p>
          </table:table-cell>
          <table:table-cell table:style-name="ce2" table:number-columns-repeated="17"/>
          <table:table-cell table:style-name="ce1" table:number-columns-repeated="10"/>
          <table:table-cell table:number-columns-repeated="98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whic.de">whic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whisky.de">whisky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whiskyzone.de">whiskyzon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ecommercedb.com/en/store/worldofsweets.de">worldofsweets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wuerttembergische.de/">wuerttembergische.de</text:a></text:p>
          </table:table-cell>
          <table:table-cell table:style-name="ce1"/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5" office:value-type="string">
            <text:p><text:a xlink:href="https://www.wuerttembergische.de/">wuerttembergisch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://www.galeria.de/">www.galeria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xenudo.de">xenudo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www.xxxlutz.de/">xxxlutz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xxxlutz.de">xxxlutz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xxxlutz.de">xxxlutz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ecommercedb.com/en/store/zweitausendeins.de">zweitausendein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6" office:value-type="string">
            <text:p><text:a xlink:href="https://ecommercedb.com/en/store/zweitausendeins.de">zweitausendeins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ZEIT ONLINE</text:p>
          </table:table-cell>
          <table:table-cell table:style-name="ce1" office:value-type="string">
            <text:p>Marco</text:p>
          </table:table-cell>
          <table:table-cell table:style-name="ce1" office:value-type="string">
            <text:p>Kaiser</text:p>
          </table:table-cell>
          <table:table-cell table:style-name="ce3" office:value-type="string">
            <text:p>CTO</text:p>
          </table:table-cell>
          <table:table-cell table:style-name="ce4" office:value-type="string">
            <text:p><text:a xlink:href="http://zeit.de/">zeit.de</text:a></text:p>
          </table:table-cell>
          <table:table-cell table:style-name="ce1" office:value-type="string">
            <text:p>marco.kaiser@zeit.de</text:p>
          </table:table-cell>
          <table:table-cell table:style-name="ce4" office:value-type="string">
            <text:p><text:a xlink:href="https://www.linkedin.com/sales/people/ACwAAAFcaKIBhqnCZUL4jaFatlMwgi84TVVpT_o,NAME_SEARCH,wtJU?_ntb=p6v6SCwvTFWcWSxXai2MEw%3D%3D">https://www.linkedin.com/sales/people/ACwAAAFcaKIBhqnCZUL4jaFatlMwgi84TVVpT_o,NAME_SEARCH,wtJU?_ntb=p6v6SCwvTFWcWSxXai2MEw%3D%3D</text:a>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Zweirad Center Stadler GmbH</text:p>
          </table:table-cell>
          <table:table-cell table:style-name="ce1" office:value-type="string">
            <text:p>Frank</text:p>
          </table:table-cell>
          <table:table-cell table:style-name="ce3" office:value-type="string">
            <text:p>Burgfeld</text:p>
          </table:table-cell>
          <table:table-cell table:style-name="ce3" office:value-type="string">
            <text:p>Verkäufer</text:p>
          </table:table-cell>
          <table:table-cell table:style-name="ce4" office:value-type="string">
            <text:p><text:a xlink:href="http://zweirad-stadler.de/">zweirad-stadler.de</text:a></text:p>
          </table:table-cell>
          <table:table-cell table:style-name="ce1" office:value-type="string">
            <text:p>frank.burgfeld@zweirad-stadler.de</text:p>
          </table:table-cell>
          <table:table-cell table:style-name="ce4" office:value-type="string">
            <text:p><text:a xlink:href="https://www.linkedin.com/sales/people/ACwAACbrBmkB9DI0JvFHlQaSRN_JR6YJ8N8Cn90,NAME_SEARCH,MyAt?_ntb=Hb2REn5hSjGUohkqRfJJAQ%3D%3D">https://www.linkedin.com/sales/people/ACwAACbrBmkB9DI0JvFHlQaSRN_JR6YJ8N8Cn90,NAME_SEARCH,MyAt?_ntb=Hb2REn5hSjGUohkqRfJJAQ%3D%3D</text:a></text:p>
          </table:table-cell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yourhome.de">yourhome.de</text:a>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YOOX NET-A-PORTER GROUP</text:p>
          </table:table-cell>
          <table:table-cell table:style-name="ce1" office:value-type="string">
            <text:p>Giuseppe</text:p>
          </table:table-cell>
          <table:table-cell table:style-name="ce1" office:value-type="string">
            <text:p>Tamola</text:p>
          </table:table-cell>
          <table:table-cell table:style-name="ce1"/>
          <table:table-cell table:style-name="ce4" office:value-type="string">
            <text:p><text:a xlink:href="https://ecommercedb.com/en/store/yoox.com">yoox.com</text:a></text:p>
          </table:table-cell>
          <table:table-cell table:style-name="ce3" office:value-type="string">
            <text:p>giuseppe.tamola@ynap.com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>
            <text:p><text:a xlink:href="https://ecommercedb.com/en/store/yoox.com">yoox.com</text:a></text:p>
          </table:table-cell>
          <table:table-cell table:style-name="ce1" table:number-columns-repeated="2"/>
          <table:table-cell table:number-columns-repeated="1017"/>
        </table:table-row>
        <table:table-row table:style-name="ro1" table:number-rows-repeated="17">
          <table:table-cell table:style-name="ce1" table:number-columns-repeated="7"/>
          <table:table-cell table:number-columns-repeated="1017"/>
        </table:table-row>
        <table:table-row table:style-name="ro1" table:number-rows-repeated="3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style-name="ce6"/>
          <table:table-cell table:number-columns-repeated="1017"/>
        </table:table-row>
        <table:table-row table:style-name="ro1" table:number-rows-repeated="3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 table:number-rows-repeated="12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4">
          <table:table-cell table:style-name="ce1" table:number-columns-repeated="7"/>
          <table:table-cell table:number-columns-repeated="1017"/>
        </table:table-row>
        <table:table-row table:style-name="ro1" table:number-rows-repeated="1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1" table:number-rows-repeated="1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0">
          <table:table-cell table:style-name="ce1" table:number-columns-repeated="7"/>
          <table:table-cell table:number-columns-repeated="1017"/>
        </table:table-row>
        <table:table-row table:style-name="ro1" table:number-rows-repeated="8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1">
          <table:table-cell table:style-name="ce1" table:number-columns-repeated="7"/>
          <table:table-cell table:number-columns-repeated="1017"/>
        </table:table-row>
        <table:table-row table:style-name="ro1" table:number-rows-repeated="6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6">
          <table:table-cell table:style-name="ce1" table:number-columns-repeated="7"/>
          <table:table-cell table:number-columns-repeated="1017"/>
        </table:table-row>
        <table:table-row table:style-name="ro1" table:number-rows-repeated="12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0">
          <table:table-cell table:style-name="ce1" table:number-columns-repeated="7"/>
          <table:table-cell table:number-columns-repeated="1017"/>
        </table:table-row>
        <table:table-row table:style-name="ro1" table:number-rows-repeated="10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0">
          <table:table-cell table:style-name="ce1" table:number-columns-repeated="7"/>
          <table:table-cell table:number-columns-repeated="1017"/>
        </table:table-row>
        <table:table-row table:style-name="ro1" table:number-rows-repeated="7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36">
          <table:table-cell table:style-name="ce1" table:number-columns-repeated="7"/>
          <table:table-cell table:number-columns-repeated="1017"/>
        </table:table-row>
        <table:table-row table:style-name="ro1" table:number-rows-repeated="9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6">
          <table:table-cell table:style-name="ce1" table:number-columns-repeated="7"/>
          <table:table-cell table:number-columns-repeated="1017"/>
        </table:table-row>
        <table:table-row table:style-name="ro1" table:number-rows-repeated="12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5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 table:number-rows-repeated="6">
          <table:table-cell table:style-name="ce1" table:number-columns-repeated="7"/>
          <table:table-cell table:number-columns-repeated="1017"/>
        </table:table-row>
        <table:table-row table:style-name="ro1" table:number-rows-repeated="8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1">
          <table:table-cell table:style-name="ce1" table:number-columns-repeated="7"/>
          <table:table-cell table:number-columns-repeated="1017"/>
        </table:table-row>
        <table:table-row table:style-name="ro1" table:number-rows-repeated="1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 table:number-rows-repeated="7">
          <table:table-cell table:style-name="ce1" table:number-columns-repeated="7"/>
          <table:table-cell table:number-columns-repeated="1017"/>
        </table:table-row>
        <table:table-row table:style-name="ro1" table:number-rows-repeated="1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4">
          <table:table-cell table:style-name="ce1" table:number-columns-repeated="7"/>
          <table:table-cell table:number-columns-repeated="1017"/>
        </table:table-row>
        <table:table-row table:style-name="ro1" table:number-rows-repeated="6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 table:number-rows-repeated="23">
          <table:table-cell table:style-name="ce1" table:number-columns-repeated="7"/>
          <table:table-cell table:number-columns-repeated="1017"/>
        </table:table-row>
        <table:table-row table:style-name="ro1" table:number-rows-repeated="17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7">
          <table:table-cell table:style-name="ce1" table:number-columns-repeated="7"/>
          <table:table-cell table:number-columns-repeated="1017"/>
        </table:table-row>
        <table:table-row table:style-name="ro1" table:number-rows-repeated="13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4">
          <table:table-cell table:style-name="ce1" table:number-columns-repeated="7"/>
          <table:table-cell table:number-columns-repeated="1017"/>
        </table:table-row>
        <table:table-row table:style-name="ro1" table:number-rows-repeated="10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1">
          <table:table-cell table:style-name="ce1" table:number-columns-repeated="7"/>
          <table:table-cell table:number-columns-repeated="1017"/>
        </table:table-row>
        <table:table-row table:style-name="ro1" table:number-rows-repeated="14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11">
          <table:table-cell table:style-name="ce1" table:number-columns-repeated="7"/>
          <table:table-cell table:number-columns-repeated="1017"/>
        </table:table-row>
        <table:table-row table:style-name="ro1" table:number-rows-repeated="14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0">
          <table:table-cell table:style-name="ce1" table:number-columns-repeated="7"/>
          <table:table-cell table:number-columns-repeated="1017"/>
        </table:table-row>
        <table:table-row table:style-name="ro1" table:number-rows-repeated="9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7">
          <table:table-cell table:style-name="ce1" table:number-columns-repeated="7"/>
          <table:table-cell table:number-columns-repeated="1017"/>
        </table:table-row>
        <table:table-row table:style-name="ro1" table:number-rows-repeated="10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3">
          <table:table-cell table:style-name="ce1" table:number-columns-repeated="7"/>
          <table:table-cell table:number-columns-repeated="1017"/>
        </table:table-row>
        <table:table-row table:style-name="ro1" table:number-rows-repeated="8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9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10">
          <table:table-cell table:style-name="ce1" table:number-columns-repeated="7"/>
          <table:table-cell table:number-columns-repeated="1017"/>
        </table:table-row>
        <table:table-row table:style-name="ro1" table:number-rows-repeated="1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6">
          <table:table-cell table:style-name="ce1" table:number-columns-repeated="7"/>
          <table:table-cell table:number-columns-repeated="1017"/>
        </table:table-row>
        <table:table-row table:style-name="ro1" table:number-rows-repeated="6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 table:number-rows-repeated="9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 table:number-rows-repeated="42">
          <table:table-cell table:style-name="ce1" table:number-columns-repeated="7"/>
          <table:table-cell table:number-columns-repeated="1017"/>
        </table:table-row>
        <table:table-row table:style-name="ro1" table:number-rows-repeated="6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4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3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1" table:number-rows-repeated="3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8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 table:number-rows-repeated="8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 table:number-rows-repeated="1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5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2">
          <table:table-cell table:style-name="ce1" table:number-columns-repeated="7"/>
          <table:table-cell table:number-columns-repeated="1017"/>
        </table:table-row>
        <table:table-row table:style-name="ro1" table:number-rows-repeated="8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3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9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2">
          <table:table-cell table:style-name="ce1" table:number-columns-repeated="7"/>
          <table:table-cell table:number-columns-repeated="1017"/>
        </table:table-row>
        <table:table-row table:style-name="ro1" table:number-rows-repeated="3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3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9">
          <table:table-cell table:style-name="ce1" table:number-columns-repeated="7"/>
          <table:table-cell table:number-columns-repeated="1017"/>
        </table:table-row>
        <table:table-row table:style-name="ro1" table:number-rows-repeated="7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5">
          <table:table-cell table:style-name="ce1" table:number-columns-repeated="7"/>
          <table:table-cell table:number-columns-repeated="1017"/>
        </table:table-row>
        <table:table-row table:style-name="ro1" table:number-rows-repeated="1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4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20">
          <table:table-cell table:style-name="ce1" table:number-columns-repeated="7"/>
          <table:table-cell table:number-columns-repeated="1017"/>
        </table:table-row>
        <table:table-row table:style-name="ro1" table:number-rows-repeated="3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7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8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10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 table:number-rows-repeated="6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1" table:number-columns-repeated="6"/>
          <table:table-cell table:style-name="ce3"/>
          <table:table-cell table:number-columns-repeated="1017"/>
        </table:table-row>
        <table:table-row table:style-name="ro1" table:number-rows-repeated="9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 table:number-rows-repeated="24">
          <table:table-cell table:style-name="ce1" table:number-columns-repeated="7"/>
          <table:table-cell table:number-columns-repeated="1017"/>
        </table:table-row>
        <table:table-row table:style-name="ro1" table:number-rows-repeated="5">
          <table:table-cell table:style-name="ce1" table:number-columns-repeated="6"/>
          <table:table-cell table:style-name="ce6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3" table:number-rows-repeated="1047169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date-style style:name="N110">
      <number:day number:style="long"/>
      <number:text> </number:text>
      <number:month number:textual="true"/>
      <number:text> </number:text>
      <number:year number:style="long"/>
    </number:dat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9">19/12/2020</text:date>, <text:time>10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2-19T10:13:08.26</dc:date>
    <meta:editing-duration>PT6S</meta:editing-duration>
    <meta:editing-cycles>1</meta:editing-cycles>
    <meta:document-statistic meta:table-count="1" meta:cell-count="1106" meta:object-count="0"/>
  </office:meta>
</office:document-meta>
</file>